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9mm"/>
    </style:style>
    <style:style style:name="co2" style:family="table-column">
      <style:table-column-properties fo:break-before="auto" style:column-width="37.13mm"/>
    </style:style>
    <style:style style:name="co3" style:family="table-column">
      <style:table-column-properties fo:break-before="auto" style:column-width="31.66mm"/>
    </style:style>
    <style:style style:name="co4" style:family="table-column">
      <style:table-column-properties fo:break-before="auto" style:column-width="16.09mm"/>
    </style:style>
    <style:style style:name="co5" style:family="table-column">
      <style:table-column-properties fo:break-before="auto" style:column-width="16.26mm"/>
    </style:style>
    <style:style style:name="co6" style:family="table-column">
      <style:table-column-properties fo:break-before="auto" style:column-width="16.79mm"/>
    </style:style>
    <style:style style:name="co7" style:family="table-column">
      <style:table-column-properties fo:break-before="auto" style:column-width="14.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5mm" svg:height="135.11mm" svg:x="47.68mm" svg:y="2.36mm">
            <draw:object draw:notify-on-update-of-ranges="Sheet1.F1:Sheet1.F122 Sheet1.G1:Sheet1.G1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5000</text:p>
          </table:table-cell>
          <table:table-cell/>
          <table:table-cell table:formula="of:=IF(AND(OR([.A1]=&quot;G00&quot;;[.A1]=&quot;G01&quot;);MID([.B1];1;1)=&quot;X&quot;;[.B1]&lt;&gt;&quot;X0Y0&quot;);[.B1];&quot;&quot;)">
            <text:p/>
          </table:table-cell>
          <table:table-cell table:formula="of:=MID([.C1];2;6)">
            <text:p/>
          </table:table-cell>
          <table:table-cell table:formula="of:=MID([.C1];9;6)">
            <text:p/>
          </table:table-cell>
          <table:table-cell table:formula="of:=IF([.D1]&lt;&gt;&quot;&quot;;VALUE([.D1]);&quot;&quot;)">
            <text:p/>
          </table:table-cell>
          <table:table-cell table:formula="of:=IF([.E1]&lt;&gt;&quot;&quot;;VALUE([.E1]);&quot;&quot;)">
            <text:p/>
          </table:table-cell>
        </table:table-row>
        <table:table-row table:style-name="ro1">
          <table:table-cell table:number-columns-repeated="2"/>
          <table:table-cell table:formula="of:=IF(AND(OR([.A2]=&quot;G00&quot;;[.A2]=&quot;G01&quot;);MID([.B2];1;1)=&quot;X&quot;;[.B2]&lt;&gt;&quot;X0Y0&quot;);[.B2];&quot;&quot;)">
            <text:p/>
          </table:table-cell>
          <table:table-cell table:formula="of:=MID([.C2];2;6)">
            <text:p/>
          </table:table-cell>
          <table:table-cell table:formula="of:=MID([.C2];9;6)">
            <text:p/>
          </table:table-cell>
          <table:table-cell table:formula="of:=IF([.D2]&lt;&gt;&quot;&quot;;VALUE([.D2]);&quot;&quot;)">
            <text:p/>
          </table:table-cell>
          <table:table-cell table:formula="of:=IF([.E2]&lt;&gt;&quot;&quot;;VALUE([.E2]);&quot;&quot;)">
            <text:p/>
          </table:table-cell>
        </table:table-row>
        <table:table-row table:style-name="ro1">
          <table:table-cell office:value-type="string" calcext:value-type="string">
            <text:p>G20</text:p>
          </table:table-cell>
          <table:table-cell/>
          <table:table-cell table:formula="of:=IF(AND(OR([.A3]=&quot;G00&quot;;[.A3]=&quot;G01&quot;);MID([.B3];1;1)=&quot;X&quot;;[.B3]&lt;&gt;&quot;X0Y0&quot;);[.B3];&quot;&quot;)">
            <text:p/>
          </table:table-cell>
          <table:table-cell table:formula="of:=MID([.C3];2;6)">
            <text:p/>
          </table:table-cell>
          <table:table-cell table:formula="of:=MID([.C3];9;6)">
            <text:p/>
          </table:table-cell>
          <table:table-cell table:formula="of:=IF([.D3]&lt;&gt;&quot;&quot;;VALUE([.D3]);&quot;&quot;)">
            <text:p/>
          </table:table-cell>
          <table:table-cell table:formula="of:=IF([.E3]&lt;&gt;&quot;&quot;;VALUE([.E3]);&quot;&quot;)">
            <text:p/>
          </table:table-cell>
        </table:table-row>
        <table:table-row table:style-name="ro1">
          <table:table-cell office:value-type="string" calcext:value-type="string">
            <text:p>G90</text:p>
          </table:table-cell>
          <table:table-cell/>
          <table:table-cell table:formula="of:=IF(AND(OR([.A4]=&quot;G00&quot;;[.A4]=&quot;G01&quot;);MID([.B4];1;1)=&quot;X&quot;;[.B4]&lt;&gt;&quot;X0Y0&quot;);[.B4];&quot;&quot;)">
            <text:p/>
          </table:table-cell>
          <table:table-cell table:formula="of:=MID([.C4];2;6)">
            <text:p/>
          </table:table-cell>
          <table:table-cell table:formula="of:=MID([.C4];9;6)">
            <text:p/>
          </table:table-cell>
          <table:table-cell table:formula="of:=IF([.D4]&lt;&gt;&quot;&quot;;VALUE([.D4]);&quot;&quot;)">
            <text:p/>
          </table:table-cell>
          <table:table-cell table:formula="of:=IF([.E4]&lt;&gt;&quot;&quot;;VALUE([.E4]);&quot;&quot;)">
            <text:p/>
          </table:table-cell>
        </table:table-row>
        <table:table-row table:style-name="ro1">
          <table:table-cell office:value-type="string" calcext:value-type="string">
            <text:p>G94</text:p>
          </table:table-cell>
          <table:table-cell/>
          <table:table-cell table:formula="of:=IF(AND(OR([.A5]=&quot;G00&quot;;[.A5]=&quot;G01&quot;);MID([.B5];1;1)=&quot;X&quot;;[.B5]&lt;&gt;&quot;X0Y0&quot;);[.B5];&quot;&quot;)">
            <text:p/>
          </table:table-cell>
          <table:table-cell table:formula="of:=MID([.C5];2;6)">
            <text:p/>
          </table:table-cell>
          <table:table-cell table:formula="of:=MID([.C5];9;6)">
            <text:p/>
          </table:table-cell>
          <table:table-cell table:formula="of:=IF([.D5]&lt;&gt;&quot;&quot;;VALUE([.D5]);&quot;&quot;)">
            <text:p/>
          </table:table-cell>
          <table:table-cell table:formula="of:=IF([.E5]&lt;&gt;&quot;&quot;;VALUE([.E5]);&quot;&quot;)">
            <text:p/>
          </table:table-cell>
        </table:table-row>
        <table:table-row table:style-name="ro1">
          <table:table-cell office:value-type="string" calcext:value-type="string">
            <text:p>F15.00</text:p>
          </table:table-cell>
          <table:table-cell/>
          <table:table-cell table:formula="of:=IF(AND(OR([.A6]=&quot;G00&quot;;[.A6]=&quot;G01&quot;);MID([.B6];1;1)=&quot;X&quot;;[.B6]&lt;&gt;&quot;X0Y0&quot;);[.B6];&quot;&quot;)">
            <text:p/>
          </table:table-cell>
          <table:table-cell table:formula="of:=MID([.C6];2;6)">
            <text:p/>
          </table:table-cell>
          <table:table-cell table:formula="of:=MID([.C6];9;6)">
            <text:p/>
          </table:table-cell>
          <table:table-cell table:formula="of:=IF([.D6]&lt;&gt;&quot;&quot;;VALUE([.D6]);&quot;&quot;)">
            <text:p/>
          </table:table-cell>
          <table:table-cell table:formula="of:=IF([.E6]&lt;&gt;&quot;&quot;;VALUE([.E6]);&quot;&quot;)">
            <text:p/>
          </table:table-cell>
        </table:table-row>
        <table:table-row table:style-name="ro1">
          <table:table-cell office:value-type="string" calcext:value-type="string">
            <text:p>G00</text:p>
          </table:table-cell>
          <table:table-cell office:value-type="string" calcext:value-type="string">
            <text:p>Z0.1000</text:p>
          </table:table-cell>
          <table:table-cell table:formula="of:=IF(AND(OR([.A7]=&quot;G00&quot;;[.A7]=&quot;G01&quot;);MID([.B7];1;1)=&quot;X&quot;;[.B7]&lt;&gt;&quot;X0Y0&quot;);[.B7];&quot;&quot;)">
            <text:p/>
          </table:table-cell>
          <table:table-cell table:formula="of:=MID([.C7];2;6)">
            <text:p/>
          </table:table-cell>
          <table:table-cell table:formula="of:=MID([.C7];9;6)">
            <text:p/>
          </table:table-cell>
          <table:table-cell table:formula="of:=IF([.D7]&lt;&gt;&quot;&quot;;VALUE([.D7]);&quot;&quot;)">
            <text:p/>
          </table:table-cell>
          <table:table-cell table:formula="of:=IF([.E7]&lt;&gt;&quot;&quot;;VALUE([.E7]);&quot;&quot;)">
            <text:p/>
          </table:table-cell>
        </table:table-row>
        <table:table-row table:style-name="ro1">
          <table:table-cell office:value-type="string" calcext:value-type="string">
            <text:p>M03</text:p>
          </table:table-cell>
          <table:table-cell/>
          <table:table-cell table:formula="of:=IF(AND(OR([.A8]=&quot;G00&quot;;[.A8]=&quot;G01&quot;);MID([.B8];1;1)=&quot;X&quot;;[.B8]&lt;&gt;&quot;X0Y0&quot;);[.B8];&quot;&quot;)">
            <text:p/>
          </table:table-cell>
          <table:table-cell table:formula="of:=MID([.C8];2;6)">
            <text:p/>
          </table:table-cell>
          <table:table-cell table:formula="of:=MID([.C8];9;6)">
            <text:p/>
          </table:table-cell>
          <table:table-cell table:formula="of:=IF([.D8]&lt;&gt;&quot;&quot;;VALUE([.D8]);&quot;&quot;)">
            <text:p/>
          </table:table-cell>
          <table:table-cell table:formula="of:=IF([.E8]&lt;&gt;&quot;&quot;;VALUE([.E8]);&quot;&quot;)">
            <text:p/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1</text:p>
          </table:table-cell>
          <table:table-cell table:formula="of:=IF(AND(OR([.A9]=&quot;G00&quot;;[.A9]=&quot;G01&quot;);MID([.B9];1;1)=&quot;X&quot;;[.B9]&lt;&gt;&quot;X0Y0&quot;);[.B9];&quot;&quot;)">
            <text:p/>
          </table:table-cell>
          <table:table-cell table:formula="of:=MID([.C9];2;6)">
            <text:p/>
          </table:table-cell>
          <table:table-cell table:formula="of:=MID([.C9];9;6)">
            <text:p/>
          </table:table-cell>
          <table:table-cell table:formula="of:=IF([.D9]&lt;&gt;&quot;&quot;;VALUE([.D9]);&quot;&quot;)">
            <text:p/>
          </table:table-cell>
          <table:table-cell table:formula="of:=IF([.E9]&lt;&gt;&quot;&quot;;VALUE([.E9]);&quot;&quot;)">
            <text:p/>
          </table:table-cell>
        </table:table-row>
        <table:table-row table:style-name="ro1">
          <table:table-cell office:value-type="string" calcext:value-type="string">
            <text:p>G00</text:p>
          </table:table-cell>
          <table:table-cell office:value-type="string" calcext:value-type="string">
            <text:p>X0.0655Y0.2300</text:p>
          </table:table-cell>
          <table:table-cell table:formula="of:=IF(AND(OR([.A10]=&quot;G00&quot;;[.A10]=&quot;G01&quot;);MID([.B10];1;1)=&quot;X&quot;;[.B10]&lt;&gt;&quot;X0Y0&quot;);[.B10];&quot;&quot;)" office:value-type="string" office:string-value="X0.0655Y0.2300" calcext:value-type="string">
            <text:p>X0.0655Y0.2300</text:p>
          </table:table-cell>
          <table:table-cell table:formula="of:=MID([.C10];2;6)" office:value-type="string" office:string-value="0.0655" calcext:value-type="string">
            <text:p>0.0655</text:p>
          </table:table-cell>
          <table:table-cell table:formula="of:=MID([.C10];9;6)" office:value-type="string" office:string-value="0.2300" calcext:value-type="string">
            <text:p>0.2300</text:p>
          </table:table-cell>
          <table:table-cell table:formula="of:=IF([.D10]&lt;&gt;&quot;&quot;;VALUE([.D10]);&quot;&quot;)" office:value-type="float" office:value="0.0655" calcext:value-type="float">
            <text:p>0.0655</text:p>
          </table:table-cell>
          <table:table-cell table:formula="of:=IF([.E10]&lt;&gt;&quot;&quot;;VALUE([.E10]);&quot;&quot;)"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Z-0.0050</text:p>
          </table:table-cell>
          <table:table-cell table:formula="of:=IF(AND(OR([.A11]=&quot;G00&quot;;[.A11]=&quot;G01&quot;);MID([.B11];1;1)=&quot;X&quot;;[.B11]&lt;&gt;&quot;X0Y0&quot;);[.B11];&quot;&quot;)">
            <text:p/>
          </table:table-cell>
          <table:table-cell table:formula="of:=MID([.C11];2;6)">
            <text:p/>
          </table:table-cell>
          <table:table-cell table:formula="of:=MID([.C11];9;6)">
            <text:p/>
          </table:table-cell>
          <table:table-cell table:formula="of:=IF([.D11]&lt;&gt;&quot;&quot;;VALUE([.D11]);&quot;&quot;)">
            <text:p/>
          </table:table-cell>
          <table:table-cell table:formula="of:=IF([.E11]&lt;&gt;&quot;&quot;;VALUE([.E11]);&quot;&quot;)">
            <text:p/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0656Y0.1668</text:p>
          </table:table-cell>
          <table:table-cell table:formula="of:=IF(AND(OR([.A12]=&quot;G00&quot;;[.A12]=&quot;G01&quot;);MID([.B12];1;1)=&quot;X&quot;;[.B12]&lt;&gt;&quot;X0Y0&quot;);[.B12];&quot;&quot;)" office:value-type="string" office:string-value="X0.0656Y0.1668" calcext:value-type="string">
            <text:p>X0.0656Y0.1668</text:p>
          </table:table-cell>
          <table:table-cell table:formula="of:=MID([.C12];2;6)" office:value-type="string" office:string-value="0.0656" calcext:value-type="string">
            <text:p>0.0656</text:p>
          </table:table-cell>
          <table:table-cell table:formula="of:=MID([.C12];9;6)" office:value-type="string" office:string-value="0.1668" calcext:value-type="string">
            <text:p>0.1668</text:p>
          </table:table-cell>
          <table:table-cell table:formula="of:=IF([.D12]&lt;&gt;&quot;&quot;;VALUE([.D12]);&quot;&quot;)" office:value-type="float" office:value="0.0656" calcext:value-type="float">
            <text:p>0.0656</text:p>
          </table:table-cell>
          <table:table-cell table:formula="of:=IF([.E12]&lt;&gt;&quot;&quot;;VALUE([.E12]);&quot;&quot;)" office:value-type="float" office:value="0.1668" calcext:value-type="float">
            <text:p>0.1668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0670Y0.1600</text:p>
          </table:table-cell>
          <table:table-cell table:formula="of:=IF(AND(OR([.A13]=&quot;G00&quot;;[.A13]=&quot;G01&quot;);MID([.B13];1;1)=&quot;X&quot;;[.B13]&lt;&gt;&quot;X0Y0&quot;);[.B13];&quot;&quot;)" office:value-type="string" office:string-value="X0.0670Y0.1600" calcext:value-type="string">
            <text:p>X0.0670Y0.1600</text:p>
          </table:table-cell>
          <table:table-cell table:formula="of:=MID([.C13];2;6)" office:value-type="string" office:string-value="0.0670" calcext:value-type="string">
            <text:p>0.0670</text:p>
          </table:table-cell>
          <table:table-cell table:formula="of:=MID([.C13];9;6)" office:value-type="string" office:string-value="0.1600" calcext:value-type="string">
            <text:p>0.1600</text:p>
          </table:table-cell>
          <table:table-cell table:formula="of:=IF([.D13]&lt;&gt;&quot;&quot;;VALUE([.D13]);&quot;&quot;)" office:value-type="float" office:value="0.067" calcext:value-type="float">
            <text:p>0.067</text:p>
          </table:table-cell>
          <table:table-cell table:formula="of:=IF([.E13]&lt;&gt;&quot;&quot;;VALUE([.E13]);&quot;&quot;)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0696Y0.1537</text:p>
          </table:table-cell>
          <table:table-cell table:formula="of:=IF(AND(OR([.A14]=&quot;G00&quot;;[.A14]=&quot;G01&quot;);MID([.B14];1;1)=&quot;X&quot;;[.B14]&lt;&gt;&quot;X0Y0&quot;);[.B14];&quot;&quot;)" office:value-type="string" office:string-value="X0.0696Y0.1537" calcext:value-type="string">
            <text:p>X0.0696Y0.1537</text:p>
          </table:table-cell>
          <table:table-cell table:formula="of:=MID([.C14];2;6)" office:value-type="string" office:string-value="0.0696" calcext:value-type="string">
            <text:p>0.0696</text:p>
          </table:table-cell>
          <table:table-cell table:formula="of:=MID([.C14];9;6)" office:value-type="string" office:string-value="0.1537" calcext:value-type="string">
            <text:p>0.1537</text:p>
          </table:table-cell>
          <table:table-cell table:formula="of:=IF([.D14]&lt;&gt;&quot;&quot;;VALUE([.D14]);&quot;&quot;)" office:value-type="float" office:value="0.0696" calcext:value-type="float">
            <text:p>0.0696</text:p>
          </table:table-cell>
          <table:table-cell table:formula="of:=IF([.E14]&lt;&gt;&quot;&quot;;VALUE([.E14]);&quot;&quot;)" office:value-type="float" office:value="0.1537" calcext:value-type="float">
            <text:p>0.1537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0733Y0.1481</text:p>
          </table:table-cell>
          <table:table-cell table:formula="of:=IF(AND(OR([.A15]=&quot;G00&quot;;[.A15]=&quot;G01&quot;);MID([.B15];1;1)=&quot;X&quot;;[.B15]&lt;&gt;&quot;X0Y0&quot;);[.B15];&quot;&quot;)" office:value-type="string" office:string-value="X0.0733Y0.1481" calcext:value-type="string">
            <text:p>X0.0733Y0.1481</text:p>
          </table:table-cell>
          <table:table-cell table:formula="of:=MID([.C15];2;6)" office:value-type="string" office:string-value="0.0733" calcext:value-type="string">
            <text:p>0.0733</text:p>
          </table:table-cell>
          <table:table-cell table:formula="of:=MID([.C15];9;6)" office:value-type="string" office:string-value="0.1481" calcext:value-type="string">
            <text:p>0.1481</text:p>
          </table:table-cell>
          <table:table-cell table:formula="of:=IF([.D15]&lt;&gt;&quot;&quot;;VALUE([.D15]);&quot;&quot;)" office:value-type="float" office:value="0.0733" calcext:value-type="float">
            <text:p>0.0733</text:p>
          </table:table-cell>
          <table:table-cell table:formula="of:=IF([.E15]&lt;&gt;&quot;&quot;;VALUE([.E15]);&quot;&quot;)" office:value-type="float" office:value="0.1481" calcext:value-type="float">
            <text:p>0.1481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0781Y0.1433</text:p>
          </table:table-cell>
          <table:table-cell table:formula="of:=IF(AND(OR([.A16]=&quot;G00&quot;;[.A16]=&quot;G01&quot;);MID([.B16];1;1)=&quot;X&quot;;[.B16]&lt;&gt;&quot;X0Y0&quot;);[.B16];&quot;&quot;)" office:value-type="string" office:string-value="X0.0781Y0.1433" calcext:value-type="string">
            <text:p>X0.0781Y0.1433</text:p>
          </table:table-cell>
          <table:table-cell table:formula="of:=MID([.C16];2;6)" office:value-type="string" office:string-value="0.0781" calcext:value-type="string">
            <text:p>0.0781</text:p>
          </table:table-cell>
          <table:table-cell table:formula="of:=MID([.C16];9;6)" office:value-type="string" office:string-value="0.1433" calcext:value-type="string">
            <text:p>0.1433</text:p>
          </table:table-cell>
          <table:table-cell table:formula="of:=IF([.D16]&lt;&gt;&quot;&quot;;VALUE([.D16]);&quot;&quot;)" office:value-type="float" office:value="0.0781" calcext:value-type="float">
            <text:p>0.0781</text:p>
          </table:table-cell>
          <table:table-cell table:formula="of:=IF([.E16]&lt;&gt;&quot;&quot;;VALUE([.E16]);&quot;&quot;)" office:value-type="float" office:value="0.1433" calcext:value-type="float">
            <text:p>0.1433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0837Y0.1396</text:p>
          </table:table-cell>
          <table:table-cell table:formula="of:=IF(AND(OR([.A17]=&quot;G00&quot;;[.A17]=&quot;G01&quot;);MID([.B17];1;1)=&quot;X&quot;;[.B17]&lt;&gt;&quot;X0Y0&quot;);[.B17];&quot;&quot;)" office:value-type="string" office:string-value="X0.0837Y0.1396" calcext:value-type="string">
            <text:p>X0.0837Y0.1396</text:p>
          </table:table-cell>
          <table:table-cell table:formula="of:=MID([.C17];2;6)" office:value-type="string" office:string-value="0.0837" calcext:value-type="string">
            <text:p>0.0837</text:p>
          </table:table-cell>
          <table:table-cell table:formula="of:=MID([.C17];9;6)" office:value-type="string" office:string-value="0.1396" calcext:value-type="string">
            <text:p>0.1396</text:p>
          </table:table-cell>
          <table:table-cell table:formula="of:=IF([.D17]&lt;&gt;&quot;&quot;;VALUE([.D17]);&quot;&quot;)" office:value-type="float" office:value="0.0837" calcext:value-type="float">
            <text:p>0.0837</text:p>
          </table:table-cell>
          <table:table-cell table:formula="of:=IF([.E17]&lt;&gt;&quot;&quot;;VALUE([.E17]);&quot;&quot;)" office:value-type="float" office:value="0.1396" calcext:value-type="float">
            <text:p>0.1396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0900Y0.1370</text:p>
          </table:table-cell>
          <table:table-cell table:formula="of:=IF(AND(OR([.A18]=&quot;G00&quot;;[.A18]=&quot;G01&quot;);MID([.B18];1;1)=&quot;X&quot;;[.B18]&lt;&gt;&quot;X0Y0&quot;);[.B18];&quot;&quot;)" office:value-type="string" office:string-value="X0.0900Y0.1370" calcext:value-type="string">
            <text:p>X0.0900Y0.1370</text:p>
          </table:table-cell>
          <table:table-cell table:formula="of:=MID([.C18];2;6)" office:value-type="string" office:string-value="0.0900" calcext:value-type="string">
            <text:p>0.0900</text:p>
          </table:table-cell>
          <table:table-cell table:formula="of:=MID([.C18];9;6)" office:value-type="string" office:string-value="0.1370" calcext:value-type="string">
            <text:p>0.1370</text:p>
          </table:table-cell>
          <table:table-cell table:formula="of:=IF([.D18]&lt;&gt;&quot;&quot;;VALUE([.D18]);&quot;&quot;)" office:value-type="float" office:value="0.09" calcext:value-type="float">
            <text:p>0.09</text:p>
          </table:table-cell>
          <table:table-cell table:formula="of:=IF([.E18]&lt;&gt;&quot;&quot;;VALUE([.E18]);&quot;&quot;)" office:value-type="float" office:value="0.137" calcext:value-type="float">
            <text:p>0.137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0966Y0.1357</text:p>
          </table:table-cell>
          <table:table-cell table:formula="of:=IF(AND(OR([.A19]=&quot;G00&quot;;[.A19]=&quot;G01&quot;);MID([.B19];1;1)=&quot;X&quot;;[.B19]&lt;&gt;&quot;X0Y0&quot;);[.B19];&quot;&quot;)" office:value-type="string" office:string-value="X0.0966Y0.1357" calcext:value-type="string">
            <text:p>X0.0966Y0.1357</text:p>
          </table:table-cell>
          <table:table-cell table:formula="of:=MID([.C19];2;6)" office:value-type="string" office:string-value="0.0966" calcext:value-type="string">
            <text:p>0.0966</text:p>
          </table:table-cell>
          <table:table-cell table:formula="of:=MID([.C19];9;6)" office:value-type="string" office:string-value="0.1357" calcext:value-type="string">
            <text:p>0.1357</text:p>
          </table:table-cell>
          <table:table-cell table:formula="of:=IF([.D19]&lt;&gt;&quot;&quot;;VALUE([.D19]);&quot;&quot;)" office:value-type="float" office:value="0.0966" calcext:value-type="float">
            <text:p>0.0966</text:p>
          </table:table-cell>
          <table:table-cell table:formula="of:=IF([.E19]&lt;&gt;&quot;&quot;;VALUE([.E19]);&quot;&quot;)" office:value-type="float" office:value="0.1357" calcext:value-type="float">
            <text:p>0.1357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034Y0.1357</text:p>
          </table:table-cell>
          <table:table-cell table:formula="of:=IF(AND(OR([.A20]=&quot;G00&quot;;[.A20]=&quot;G01&quot;);MID([.B20];1;1)=&quot;X&quot;;[.B20]&lt;&gt;&quot;X0Y0&quot;);[.B20];&quot;&quot;)" office:value-type="string" office:string-value="X0.1034Y0.1357" calcext:value-type="string">
            <text:p>X0.1034Y0.1357</text:p>
          </table:table-cell>
          <table:table-cell table:formula="of:=MID([.C20];2;6)" office:value-type="string" office:string-value="0.1034" calcext:value-type="string">
            <text:p>0.1034</text:p>
          </table:table-cell>
          <table:table-cell table:formula="of:=MID([.C20];9;6)" office:value-type="string" office:string-value="0.1357" calcext:value-type="string">
            <text:p>0.1357</text:p>
          </table:table-cell>
          <table:table-cell table:formula="of:=IF([.D20]&lt;&gt;&quot;&quot;;VALUE([.D20]);&quot;&quot;)" office:value-type="float" office:value="0.1034" calcext:value-type="float">
            <text:p>0.1034</text:p>
          </table:table-cell>
          <table:table-cell table:formula="of:=IF([.E20]&lt;&gt;&quot;&quot;;VALUE([.E20]);&quot;&quot;)" office:value-type="float" office:value="0.1357" calcext:value-type="float">
            <text:p>0.1357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100Y0.1370</text:p>
          </table:table-cell>
          <table:table-cell table:formula="of:=IF(AND(OR([.A21]=&quot;G00&quot;;[.A21]=&quot;G01&quot;);MID([.B21];1;1)=&quot;X&quot;;[.B21]&lt;&gt;&quot;X0Y0&quot;);[.B21];&quot;&quot;)" office:value-type="string" office:string-value="X0.1100Y0.1370" calcext:value-type="string">
            <text:p>X0.1100Y0.1370</text:p>
          </table:table-cell>
          <table:table-cell table:formula="of:=MID([.C21];2;6)" office:value-type="string" office:string-value="0.1100" calcext:value-type="string">
            <text:p>0.1100</text:p>
          </table:table-cell>
          <table:table-cell table:formula="of:=MID([.C21];9;6)" office:value-type="string" office:string-value="0.1370" calcext:value-type="string">
            <text:p>0.1370</text:p>
          </table:table-cell>
          <table:table-cell table:formula="of:=IF([.D21]&lt;&gt;&quot;&quot;;VALUE([.D21]);&quot;&quot;)" office:value-type="float" office:value="0.11" calcext:value-type="float">
            <text:p>0.11</text:p>
          </table:table-cell>
          <table:table-cell table:formula="of:=IF([.E21]&lt;&gt;&quot;&quot;;VALUE([.E21]);&quot;&quot;)" office:value-type="float" office:value="0.137" calcext:value-type="float">
            <text:p>0.137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163Y0.1396</text:p>
          </table:table-cell>
          <table:table-cell table:formula="of:=IF(AND(OR([.A22]=&quot;G00&quot;;[.A22]=&quot;G01&quot;);MID([.B22];1;1)=&quot;X&quot;;[.B22]&lt;&gt;&quot;X0Y0&quot;);[.B22];&quot;&quot;)" office:value-type="string" office:string-value="X0.1163Y0.1396" calcext:value-type="string">
            <text:p>X0.1163Y0.1396</text:p>
          </table:table-cell>
          <table:table-cell table:formula="of:=MID([.C22];2;6)" office:value-type="string" office:string-value="0.1163" calcext:value-type="string">
            <text:p>0.1163</text:p>
          </table:table-cell>
          <table:table-cell table:formula="of:=MID([.C22];9;6)" office:value-type="string" office:string-value="0.1396" calcext:value-type="string">
            <text:p>0.1396</text:p>
          </table:table-cell>
          <table:table-cell table:formula="of:=IF([.D22]&lt;&gt;&quot;&quot;;VALUE([.D22]);&quot;&quot;)" office:value-type="float" office:value="0.1163" calcext:value-type="float">
            <text:p>0.1163</text:p>
          </table:table-cell>
          <table:table-cell table:formula="of:=IF([.E22]&lt;&gt;&quot;&quot;;VALUE([.E22]);&quot;&quot;)" office:value-type="float" office:value="0.1396" calcext:value-type="float">
            <text:p>0.1396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221Y0.1435</text:p>
          </table:table-cell>
          <table:table-cell table:formula="of:=IF(AND(OR([.A23]=&quot;G00&quot;;[.A23]=&quot;G01&quot;);MID([.B23];1;1)=&quot;X&quot;;[.B23]&lt;&gt;&quot;X0Y0&quot;);[.B23];&quot;&quot;)" office:value-type="string" office:string-value="X0.1221Y0.1435" calcext:value-type="string">
            <text:p>X0.1221Y0.1435</text:p>
          </table:table-cell>
          <table:table-cell table:formula="of:=MID([.C23];2;6)" office:value-type="string" office:string-value="0.1221" calcext:value-type="string">
            <text:p>0.1221</text:p>
          </table:table-cell>
          <table:table-cell table:formula="of:=MID([.C23];9;6)" office:value-type="string" office:string-value="0.1435" calcext:value-type="string">
            <text:p>0.1435</text:p>
          </table:table-cell>
          <table:table-cell table:formula="of:=IF([.D23]&lt;&gt;&quot;&quot;;VALUE([.D23]);&quot;&quot;)" office:value-type="float" office:value="0.1221" calcext:value-type="float">
            <text:p>0.1221</text:p>
          </table:table-cell>
          <table:table-cell table:formula="of:=IF([.E23]&lt;&gt;&quot;&quot;;VALUE([.E23]);&quot;&quot;)" office:value-type="float" office:value="0.1435" calcext:value-type="float">
            <text:p>0.1435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286Y0.1507</text:p>
          </table:table-cell>
          <table:table-cell table:formula="of:=IF(AND(OR([.A24]=&quot;G00&quot;;[.A24]=&quot;G01&quot;);MID([.B24];1;1)=&quot;X&quot;;[.B24]&lt;&gt;&quot;X0Y0&quot;);[.B24];&quot;&quot;)" office:value-type="string" office:string-value="X0.1286Y0.1507" calcext:value-type="string">
            <text:p>X0.1286Y0.1507</text:p>
          </table:table-cell>
          <table:table-cell table:formula="of:=MID([.C24];2;6)" office:value-type="string" office:string-value="0.1286" calcext:value-type="string">
            <text:p>0.1286</text:p>
          </table:table-cell>
          <table:table-cell table:formula="of:=MID([.C24];9;6)" office:value-type="string" office:string-value="0.1507" calcext:value-type="string">
            <text:p>0.1507</text:p>
          </table:table-cell>
          <table:table-cell table:formula="of:=IF([.D24]&lt;&gt;&quot;&quot;;VALUE([.D24]);&quot;&quot;)" office:value-type="float" office:value="0.1286" calcext:value-type="float">
            <text:p>0.1286</text:p>
          </table:table-cell>
          <table:table-cell table:formula="of:=IF([.E24]&lt;&gt;&quot;&quot;;VALUE([.E24]);&quot;&quot;)" office:value-type="float" office:value="0.1507" calcext:value-type="float">
            <text:p>0.1507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319Y0.1568</text:p>
          </table:table-cell>
          <table:table-cell table:formula="of:=IF(AND(OR([.A25]=&quot;G00&quot;;[.A25]=&quot;G01&quot;);MID([.B25];1;1)=&quot;X&quot;;[.B25]&lt;&gt;&quot;X0Y0&quot;);[.B25];&quot;&quot;)" office:value-type="string" office:string-value="X0.1319Y0.1568" calcext:value-type="string">
            <text:p>X0.1319Y0.1568</text:p>
          </table:table-cell>
          <table:table-cell table:formula="of:=MID([.C25];2;6)" office:value-type="string" office:string-value="0.1319" calcext:value-type="string">
            <text:p>0.1319</text:p>
          </table:table-cell>
          <table:table-cell table:formula="of:=MID([.C25];9;6)" office:value-type="string" office:string-value="0.1568" calcext:value-type="string">
            <text:p>0.1568</text:p>
          </table:table-cell>
          <table:table-cell table:formula="of:=IF([.D25]&lt;&gt;&quot;&quot;;VALUE([.D25]);&quot;&quot;)" office:value-type="float" office:value="0.1319" calcext:value-type="float">
            <text:p>0.1319</text:p>
          </table:table-cell>
          <table:table-cell table:formula="of:=IF([.E25]&lt;&gt;&quot;&quot;;VALUE([.E25]);&quot;&quot;)" office:value-type="float" office:value="0.1568" calcext:value-type="float">
            <text:p>0.1568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338Y0.1633</text:p>
          </table:table-cell>
          <table:table-cell table:formula="of:=IF(AND(OR([.A26]=&quot;G00&quot;;[.A26]=&quot;G01&quot;);MID([.B26];1;1)=&quot;X&quot;;[.B26]&lt;&gt;&quot;X0Y0&quot;);[.B26];&quot;&quot;)" office:value-type="string" office:string-value="X0.1338Y0.1633" calcext:value-type="string">
            <text:p>X0.1338Y0.1633</text:p>
          </table:table-cell>
          <table:table-cell table:formula="of:=MID([.C26];2;6)" office:value-type="string" office:string-value="0.1338" calcext:value-type="string">
            <text:p>0.1338</text:p>
          </table:table-cell>
          <table:table-cell table:formula="of:=MID([.C26];9;6)" office:value-type="string" office:string-value="0.1633" calcext:value-type="string">
            <text:p>0.1633</text:p>
          </table:table-cell>
          <table:table-cell table:formula="of:=IF([.D26]&lt;&gt;&quot;&quot;;VALUE([.D26]);&quot;&quot;)" office:value-type="float" office:value="0.1338" calcext:value-type="float">
            <text:p>0.1338</text:p>
          </table:table-cell>
          <table:table-cell table:formula="of:=IF([.E26]&lt;&gt;&quot;&quot;;VALUE([.E26]);&quot;&quot;)" office:value-type="float" office:value="0.1633" calcext:value-type="float">
            <text:p>0.1633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345Y0.1700</text:p>
          </table:table-cell>
          <table:table-cell table:formula="of:=IF(AND(OR([.A27]=&quot;G00&quot;;[.A27]=&quot;G01&quot;);MID([.B27];1;1)=&quot;X&quot;;[.B27]&lt;&gt;&quot;X0Y0&quot;);[.B27];&quot;&quot;)" office:value-type="string" office:string-value="X0.1345Y0.1700" calcext:value-type="string">
            <text:p>X0.1345Y0.1700</text:p>
          </table:table-cell>
          <table:table-cell table:formula="of:=MID([.C27];2;6)" office:value-type="string" office:string-value="0.1345" calcext:value-type="string">
            <text:p>0.1345</text:p>
          </table:table-cell>
          <table:table-cell table:formula="of:=MID([.C27];9;6)" office:value-type="string" office:string-value="0.1700" calcext:value-type="string">
            <text:p>0.1700</text:p>
          </table:table-cell>
          <table:table-cell table:formula="of:=IF([.D27]&lt;&gt;&quot;&quot;;VALUE([.D27]);&quot;&quot;)" office:value-type="float" office:value="0.1345" calcext:value-type="float">
            <text:p>0.1345</text:p>
          </table:table-cell>
          <table:table-cell table:formula="of:=IF([.E27]&lt;&gt;&quot;&quot;;VALUE([.E27]);&quot;&quot;)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345Y0.2302</text:p>
          </table:table-cell>
          <table:table-cell table:formula="of:=IF(AND(OR([.A28]=&quot;G00&quot;;[.A28]=&quot;G01&quot;);MID([.B28];1;1)=&quot;X&quot;;[.B28]&lt;&gt;&quot;X0Y0&quot;);[.B28];&quot;&quot;)" office:value-type="string" office:string-value="X0.1345Y0.2302" calcext:value-type="string">
            <text:p>X0.1345Y0.2302</text:p>
          </table:table-cell>
          <table:table-cell table:formula="of:=MID([.C28];2;6)" office:value-type="string" office:string-value="0.1345" calcext:value-type="string">
            <text:p>0.1345</text:p>
          </table:table-cell>
          <table:table-cell table:formula="of:=MID([.C28];9;6)" office:value-type="string" office:string-value="0.2302" calcext:value-type="string">
            <text:p>0.2302</text:p>
          </table:table-cell>
          <table:table-cell table:formula="of:=IF([.D28]&lt;&gt;&quot;&quot;;VALUE([.D28]);&quot;&quot;)" office:value-type="float" office:value="0.1345" calcext:value-type="float">
            <text:p>0.1345</text:p>
          </table:table-cell>
          <table:table-cell table:formula="of:=IF([.E28]&lt;&gt;&quot;&quot;;VALUE([.E28]);&quot;&quot;)" office:value-type="float" office:value="0.2302" calcext:value-type="float">
            <text:p>0.2302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330Y0.2400</text:p>
          </table:table-cell>
          <table:table-cell table:formula="of:=IF(AND(OR([.A29]=&quot;G00&quot;;[.A29]=&quot;G01&quot;);MID([.B29];1;1)=&quot;X&quot;;[.B29]&lt;&gt;&quot;X0Y0&quot;);[.B29];&quot;&quot;)" office:value-type="string" office:string-value="X0.1330Y0.2400" calcext:value-type="string">
            <text:p>X0.1330Y0.2400</text:p>
          </table:table-cell>
          <table:table-cell table:formula="of:=MID([.C29];2;6)" office:value-type="string" office:string-value="0.1330" calcext:value-type="string">
            <text:p>0.1330</text:p>
          </table:table-cell>
          <table:table-cell table:formula="of:=MID([.C29];9;6)" office:value-type="string" office:string-value="0.2400" calcext:value-type="string">
            <text:p>0.2400</text:p>
          </table:table-cell>
          <table:table-cell table:formula="of:=IF([.D29]&lt;&gt;&quot;&quot;;VALUE([.D29]);&quot;&quot;)" office:value-type="float" office:value="0.133" calcext:value-type="float">
            <text:p>0.133</text:p>
          </table:table-cell>
          <table:table-cell table:formula="of:=IF([.E29]&lt;&gt;&quot;&quot;;VALUE([.E29]);&quot;&quot;)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286Y0.2493</text:p>
          </table:table-cell>
          <table:table-cell table:formula="of:=IF(AND(OR([.A30]=&quot;G00&quot;;[.A30]=&quot;G01&quot;);MID([.B30];1;1)=&quot;X&quot;;[.B30]&lt;&gt;&quot;X0Y0&quot;);[.B30];&quot;&quot;)" office:value-type="string" office:string-value="X0.1286Y0.2493" calcext:value-type="string">
            <text:p>X0.1286Y0.2493</text:p>
          </table:table-cell>
          <table:table-cell table:formula="of:=MID([.C30];2;6)" office:value-type="string" office:string-value="0.1286" calcext:value-type="string">
            <text:p>0.1286</text:p>
          </table:table-cell>
          <table:table-cell table:formula="of:=MID([.C30];9;6)" office:value-type="string" office:string-value="0.2493" calcext:value-type="string">
            <text:p>0.2493</text:p>
          </table:table-cell>
          <table:table-cell table:formula="of:=IF([.D30]&lt;&gt;&quot;&quot;;VALUE([.D30]);&quot;&quot;)" office:value-type="float" office:value="0.1286" calcext:value-type="float">
            <text:p>0.1286</text:p>
          </table:table-cell>
          <table:table-cell table:formula="of:=IF([.E30]&lt;&gt;&quot;&quot;;VALUE([.E30]);&quot;&quot;)" office:value-type="float" office:value="0.2493" calcext:value-type="float">
            <text:p>0.2493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217Y0.2568</text:p>
          </table:table-cell>
          <table:table-cell table:formula="of:=IF(AND(OR([.A31]=&quot;G00&quot;;[.A31]=&quot;G01&quot;);MID([.B31];1;1)=&quot;X&quot;;[.B31]&lt;&gt;&quot;X0Y0&quot;);[.B31];&quot;&quot;)" office:value-type="string" office:string-value="X0.1217Y0.2568" calcext:value-type="string">
            <text:p>X0.1217Y0.2568</text:p>
          </table:table-cell>
          <table:table-cell table:formula="of:=MID([.C31];2;6)" office:value-type="string" office:string-value="0.1217" calcext:value-type="string">
            <text:p>0.1217</text:p>
          </table:table-cell>
          <table:table-cell table:formula="of:=MID([.C31];9;6)" office:value-type="string" office:string-value="0.2568" calcext:value-type="string">
            <text:p>0.2568</text:p>
          </table:table-cell>
          <table:table-cell table:formula="of:=IF([.D31]&lt;&gt;&quot;&quot;;VALUE([.D31]);&quot;&quot;)" office:value-type="float" office:value="0.1217" calcext:value-type="float">
            <text:p>0.1217</text:p>
          </table:table-cell>
          <table:table-cell table:formula="of:=IF([.E31]&lt;&gt;&quot;&quot;;VALUE([.E31]);&quot;&quot;)" office:value-type="float" office:value="0.2568" calcext:value-type="float">
            <text:p>0.2568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163Y0.2604</text:p>
          </table:table-cell>
          <table:table-cell table:formula="of:=IF(AND(OR([.A32]=&quot;G00&quot;;[.A32]=&quot;G01&quot;);MID([.B32];1;1)=&quot;X&quot;;[.B32]&lt;&gt;&quot;X0Y0&quot;);[.B32];&quot;&quot;)" office:value-type="string" office:string-value="X0.1163Y0.2604" calcext:value-type="string">
            <text:p>X0.1163Y0.2604</text:p>
          </table:table-cell>
          <table:table-cell table:formula="of:=MID([.C32];2;6)" office:value-type="string" office:string-value="0.1163" calcext:value-type="string">
            <text:p>0.1163</text:p>
          </table:table-cell>
          <table:table-cell table:formula="of:=MID([.C32];9;6)" office:value-type="string" office:string-value="0.2604" calcext:value-type="string">
            <text:p>0.2604</text:p>
          </table:table-cell>
          <table:table-cell table:formula="of:=IF([.D32]&lt;&gt;&quot;&quot;;VALUE([.D32]);&quot;&quot;)" office:value-type="float" office:value="0.1163" calcext:value-type="float">
            <text:p>0.1163</text:p>
          </table:table-cell>
          <table:table-cell table:formula="of:=IF([.E32]&lt;&gt;&quot;&quot;;VALUE([.E32]);&quot;&quot;)" office:value-type="float" office:value="0.2604" calcext:value-type="float">
            <text:p>0.2604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105Y0.2628</text:p>
          </table:table-cell>
          <table:table-cell table:formula="of:=IF(AND(OR([.A33]=&quot;G00&quot;;[.A33]=&quot;G01&quot;);MID([.B33];1;1)=&quot;X&quot;;[.B33]&lt;&gt;&quot;X0Y0&quot;);[.B33];&quot;&quot;)" office:value-type="string" office:string-value="X0.1105Y0.2628" calcext:value-type="string">
            <text:p>X0.1105Y0.2628</text:p>
          </table:table-cell>
          <table:table-cell table:formula="of:=MID([.C33];2;6)" office:value-type="string" office:string-value="0.1105" calcext:value-type="string">
            <text:p>0.1105</text:p>
          </table:table-cell>
          <table:table-cell table:formula="of:=MID([.C33];9;6)" office:value-type="string" office:string-value="0.2628" calcext:value-type="string">
            <text:p>0.2628</text:p>
          </table:table-cell>
          <table:table-cell table:formula="of:=IF([.D33]&lt;&gt;&quot;&quot;;VALUE([.D33]);&quot;&quot;)" office:value-type="float" office:value="0.1105" calcext:value-type="float">
            <text:p>0.1105</text:p>
          </table:table-cell>
          <table:table-cell table:formula="of:=IF([.E33]&lt;&gt;&quot;&quot;;VALUE([.E33]);&quot;&quot;)" office:value-type="float" office:value="0.2628" calcext:value-type="float">
            <text:p>0.2628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105Y0.2895</text:p>
          </table:table-cell>
          <table:table-cell table:formula="of:=IF(AND(OR([.A34]=&quot;G00&quot;;[.A34]=&quot;G01&quot;);MID([.B34];1;1)=&quot;X&quot;;[.B34]&lt;&gt;&quot;X0Y0&quot;);[.B34];&quot;&quot;)" office:value-type="string" office:string-value="X0.1105Y0.2895" calcext:value-type="string">
            <text:p>X0.1105Y0.2895</text:p>
          </table:table-cell>
          <table:table-cell table:formula="of:=MID([.C34];2;6)" office:value-type="string" office:string-value="0.1105" calcext:value-type="string">
            <text:p>0.1105</text:p>
          </table:table-cell>
          <table:table-cell table:formula="of:=MID([.C34];9;6)" office:value-type="string" office:string-value="0.2895" calcext:value-type="string">
            <text:p>0.2895</text:p>
          </table:table-cell>
          <table:table-cell table:formula="of:=IF([.D34]&lt;&gt;&quot;&quot;;VALUE([.D34]);&quot;&quot;)" office:value-type="float" office:value="0.1105" calcext:value-type="float">
            <text:p>0.1105</text:p>
          </table:table-cell>
          <table:table-cell table:formula="of:=IF([.E34]&lt;&gt;&quot;&quot;;VALUE([.E34]);&quot;&quot;)" office:value-type="float" office:value="0.2895" calcext:value-type="float">
            <text:p>0.2895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395Y0.2895</text:p>
          </table:table-cell>
          <table:table-cell table:formula="of:=IF(AND(OR([.A35]=&quot;G00&quot;;[.A35]=&quot;G01&quot;);MID([.B35];1;1)=&quot;X&quot;;[.B35]&lt;&gt;&quot;X0Y0&quot;);[.B35];&quot;&quot;)" office:value-type="string" office:string-value="X0.1395Y0.2895" calcext:value-type="string">
            <text:p>X0.1395Y0.2895</text:p>
          </table:table-cell>
          <table:table-cell table:formula="of:=MID([.C35];2;6)" office:value-type="string" office:string-value="0.1395" calcext:value-type="string">
            <text:p>0.1395</text:p>
          </table:table-cell>
          <table:table-cell table:formula="of:=MID([.C35];9;6)" office:value-type="string" office:string-value="0.2895" calcext:value-type="string">
            <text:p>0.2895</text:p>
          </table:table-cell>
          <table:table-cell table:formula="of:=IF([.D35]&lt;&gt;&quot;&quot;;VALUE([.D35]);&quot;&quot;)" office:value-type="float" office:value="0.1395" calcext:value-type="float">
            <text:p>0.1395</text:p>
          </table:table-cell>
          <table:table-cell table:formula="of:=IF([.E35]&lt;&gt;&quot;&quot;;VALUE([.E35]);&quot;&quot;)" office:value-type="float" office:value="0.2895" calcext:value-type="float">
            <text:p>0.2895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395Y0.1000</text:p>
          </table:table-cell>
          <table:table-cell table:formula="of:=IF(AND(OR([.A36]=&quot;G00&quot;;[.A36]=&quot;G01&quot;);MID([.B36];1;1)=&quot;X&quot;;[.B36]&lt;&gt;&quot;X0Y0&quot;);[.B36];&quot;&quot;)" office:value-type="string" office:string-value="X0.1395Y0.1000" calcext:value-type="string">
            <text:p>X0.1395Y0.1000</text:p>
          </table:table-cell>
          <table:table-cell table:formula="of:=MID([.C36];2;6)" office:value-type="string" office:string-value="0.1395" calcext:value-type="string">
            <text:p>0.1395</text:p>
          </table:table-cell>
          <table:table-cell table:formula="of:=MID([.C36];9;6)" office:value-type="string" office:string-value="0.1000" calcext:value-type="string">
            <text:p>0.1000</text:p>
          </table:table-cell>
          <table:table-cell table:formula="of:=IF([.D36]&lt;&gt;&quot;&quot;;VALUE([.D36]);&quot;&quot;)" office:value-type="float" office:value="0.1395" calcext:value-type="float">
            <text:p>0.1395</text:p>
          </table:table-cell>
          <table:table-cell table:formula="of:=IF([.E36]&lt;&gt;&quot;&quot;;VALUE([.E36]);&quot;&quot;)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400Y0.0967</text:p>
          </table:table-cell>
          <table:table-cell table:formula="of:=IF(AND(OR([.A37]=&quot;G00&quot;;[.A37]=&quot;G01&quot;);MID([.B37];1;1)=&quot;X&quot;;[.B37]&lt;&gt;&quot;X0Y0&quot;);[.B37];&quot;&quot;)" office:value-type="string" office:string-value="X0.1400Y0.0967" calcext:value-type="string">
            <text:p>X0.1400Y0.0967</text:p>
          </table:table-cell>
          <table:table-cell table:formula="of:=MID([.C37];2;6)" office:value-type="string" office:string-value="0.1400" calcext:value-type="string">
            <text:p>0.1400</text:p>
          </table:table-cell>
          <table:table-cell table:formula="of:=MID([.C37];9;6)" office:value-type="string" office:string-value="0.0967" calcext:value-type="string">
            <text:p>0.0967</text:p>
          </table:table-cell>
          <table:table-cell table:formula="of:=IF([.D37]&lt;&gt;&quot;&quot;;VALUE([.D37]);&quot;&quot;)" office:value-type="float" office:value="0.14" calcext:value-type="float">
            <text:p>0.14</text:p>
          </table:table-cell>
          <table:table-cell table:formula="of:=IF([.E37]&lt;&gt;&quot;&quot;;VALUE([.E37]);&quot;&quot;)" office:value-type="float" office:value="0.0967" calcext:value-type="float">
            <text:p>0.0967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433Y0.0919</text:p>
          </table:table-cell>
          <table:table-cell table:formula="of:=IF(AND(OR([.A38]=&quot;G00&quot;;[.A38]=&quot;G01&quot;);MID([.B38];1;1)=&quot;X&quot;;[.B38]&lt;&gt;&quot;X0Y0&quot;);[.B38];&quot;&quot;)" office:value-type="string" office:string-value="X0.1433Y0.0919" calcext:value-type="string">
            <text:p>X0.1433Y0.0919</text:p>
          </table:table-cell>
          <table:table-cell table:formula="of:=MID([.C38];2;6)" office:value-type="string" office:string-value="0.1433" calcext:value-type="string">
            <text:p>0.1433</text:p>
          </table:table-cell>
          <table:table-cell table:formula="of:=MID([.C38];9;6)" office:value-type="string" office:string-value="0.0919" calcext:value-type="string">
            <text:p>0.0919</text:p>
          </table:table-cell>
          <table:table-cell table:formula="of:=IF([.D38]&lt;&gt;&quot;&quot;;VALUE([.D38]);&quot;&quot;)" office:value-type="float" office:value="0.1433" calcext:value-type="float">
            <text:p>0.1433</text:p>
          </table:table-cell>
          <table:table-cell table:formula="of:=IF([.E38]&lt;&gt;&quot;&quot;;VALUE([.E38]);&quot;&quot;)" office:value-type="float" office:value="0.0919" calcext:value-type="float">
            <text:p>0.0919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492Y0.0895</text:p>
          </table:table-cell>
          <table:table-cell table:formula="of:=IF(AND(OR([.A39]=&quot;G00&quot;;[.A39]=&quot;G01&quot;);MID([.B39];1;1)=&quot;X&quot;;[.B39]&lt;&gt;&quot;X0Y0&quot;);[.B39];&quot;&quot;)" office:value-type="string" office:string-value="X0.1492Y0.0895" calcext:value-type="string">
            <text:p>X0.1492Y0.0895</text:p>
          </table:table-cell>
          <table:table-cell table:formula="of:=MID([.C39];2;6)" office:value-type="string" office:string-value="0.1492" calcext:value-type="string">
            <text:p>0.1492</text:p>
          </table:table-cell>
          <table:table-cell table:formula="of:=MID([.C39];9;6)" office:value-type="string" office:string-value="0.0895" calcext:value-type="string">
            <text:p>0.0895</text:p>
          </table:table-cell>
          <table:table-cell table:formula="of:=IF([.D39]&lt;&gt;&quot;&quot;;VALUE([.D39]);&quot;&quot;)" office:value-type="float" office:value="0.1492" calcext:value-type="float">
            <text:p>0.1492</text:p>
          </table:table-cell>
          <table:table-cell table:formula="of:=IF([.E39]&lt;&gt;&quot;&quot;;VALUE([.E39]);&quot;&quot;)" office:value-type="float" office:value="0.0895" calcext:value-type="float">
            <text:p>0.0895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2008Y0.0895</text:p>
          </table:table-cell>
          <table:table-cell table:formula="of:=IF(AND(OR([.A40]=&quot;G00&quot;;[.A40]=&quot;G01&quot;);MID([.B40];1;1)=&quot;X&quot;;[.B40]&lt;&gt;&quot;X0Y0&quot;);[.B40];&quot;&quot;)" office:value-type="string" office:string-value="X0.2008Y0.0895" calcext:value-type="string">
            <text:p>X0.2008Y0.0895</text:p>
          </table:table-cell>
          <table:table-cell table:formula="of:=MID([.C40];2;6)" office:value-type="string" office:string-value="0.2008" calcext:value-type="string">
            <text:p>0.2008</text:p>
          </table:table-cell>
          <table:table-cell table:formula="of:=MID([.C40];9;6)" office:value-type="string" office:string-value="0.0895" calcext:value-type="string">
            <text:p>0.0895</text:p>
          </table:table-cell>
          <table:table-cell table:formula="of:=IF([.D40]&lt;&gt;&quot;&quot;;VALUE([.D40]);&quot;&quot;)" office:value-type="float" office:value="0.2008" calcext:value-type="float">
            <text:p>0.2008</text:p>
          </table:table-cell>
          <table:table-cell table:formula="of:=IF([.E40]&lt;&gt;&quot;&quot;;VALUE([.E40]);&quot;&quot;)" office:value-type="float" office:value="0.0895" calcext:value-type="float">
            <text:p>0.0895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2042Y0.0904</text:p>
          </table:table-cell>
          <table:table-cell table:formula="of:=IF(AND(OR([.A41]=&quot;G00&quot;;[.A41]=&quot;G01&quot;);MID([.B41];1;1)=&quot;X&quot;;[.B41]&lt;&gt;&quot;X0Y0&quot;);[.B41];&quot;&quot;)" office:value-type="string" office:string-value="X0.2042Y0.0904" calcext:value-type="string">
            <text:p>X0.2042Y0.0904</text:p>
          </table:table-cell>
          <table:table-cell table:formula="of:=MID([.C41];2;6)" office:value-type="string" office:string-value="0.2042" calcext:value-type="string">
            <text:p>0.2042</text:p>
          </table:table-cell>
          <table:table-cell table:formula="of:=MID([.C41];9;6)" office:value-type="string" office:string-value="0.0904" calcext:value-type="string">
            <text:p>0.0904</text:p>
          </table:table-cell>
          <table:table-cell table:formula="of:=IF([.D41]&lt;&gt;&quot;&quot;;VALUE([.D41]);&quot;&quot;)" office:value-type="float" office:value="0.2042" calcext:value-type="float">
            <text:p>0.2042</text:p>
          </table:table-cell>
          <table:table-cell table:formula="of:=IF([.E41]&lt;&gt;&quot;&quot;;VALUE([.E41]);&quot;&quot;)" office:value-type="float" office:value="0.0904" calcext:value-type="float">
            <text:p>0.0904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2074Y0.0926</text:p>
          </table:table-cell>
          <table:table-cell table:formula="of:=IF(AND(OR([.A42]=&quot;G00&quot;;[.A42]=&quot;G01&quot;);MID([.B42];1;1)=&quot;X&quot;;[.B42]&lt;&gt;&quot;X0Y0&quot;);[.B42];&quot;&quot;)" office:value-type="string" office:string-value="X0.2074Y0.0926" calcext:value-type="string">
            <text:p>X0.2074Y0.0926</text:p>
          </table:table-cell>
          <table:table-cell table:formula="of:=MID([.C42];2;6)" office:value-type="string" office:string-value="0.2074" calcext:value-type="string">
            <text:p>0.2074</text:p>
          </table:table-cell>
          <table:table-cell table:formula="of:=MID([.C42];9;6)" office:value-type="string" office:string-value="0.0926" calcext:value-type="string">
            <text:p>0.0926</text:p>
          </table:table-cell>
          <table:table-cell table:formula="of:=IF([.D42]&lt;&gt;&quot;&quot;;VALUE([.D42]);&quot;&quot;)" office:value-type="float" office:value="0.2074" calcext:value-type="float">
            <text:p>0.2074</text:p>
          </table:table-cell>
          <table:table-cell table:formula="of:=IF([.E42]&lt;&gt;&quot;&quot;;VALUE([.E42]);&quot;&quot;)" office:value-type="float" office:value="0.0926" calcext:value-type="float">
            <text:p>0.0926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2096Y0.0958</text:p>
          </table:table-cell>
          <table:table-cell table:formula="of:=IF(AND(OR([.A43]=&quot;G00&quot;;[.A43]=&quot;G01&quot;);MID([.B43];1;1)=&quot;X&quot;;[.B43]&lt;&gt;&quot;X0Y0&quot;);[.B43];&quot;&quot;)" office:value-type="string" office:string-value="X0.2096Y0.0958" calcext:value-type="string">
            <text:p>X0.2096Y0.0958</text:p>
          </table:table-cell>
          <table:table-cell table:formula="of:=MID([.C43];2;6)" office:value-type="string" office:string-value="0.2096" calcext:value-type="string">
            <text:p>0.2096</text:p>
          </table:table-cell>
          <table:table-cell table:formula="of:=MID([.C43];9;6)" office:value-type="string" office:string-value="0.0958" calcext:value-type="string">
            <text:p>0.0958</text:p>
          </table:table-cell>
          <table:table-cell table:formula="of:=IF([.D43]&lt;&gt;&quot;&quot;;VALUE([.D43]);&quot;&quot;)" office:value-type="float" office:value="0.2096" calcext:value-type="float">
            <text:p>0.2096</text:p>
          </table:table-cell>
          <table:table-cell table:formula="of:=IF([.E43]&lt;&gt;&quot;&quot;;VALUE([.E43]);&quot;&quot;)" office:value-type="float" office:value="0.0958" calcext:value-type="float">
            <text:p>0.0958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2105Y0.0992</text:p>
          </table:table-cell>
          <table:table-cell table:formula="of:=IF(AND(OR([.A44]=&quot;G00&quot;;[.A44]=&quot;G01&quot;);MID([.B44];1;1)=&quot;X&quot;;[.B44]&lt;&gt;&quot;X0Y0&quot;);[.B44];&quot;&quot;)" office:value-type="string" office:string-value="X0.2105Y0.0992" calcext:value-type="string">
            <text:p>X0.2105Y0.0992</text:p>
          </table:table-cell>
          <table:table-cell table:formula="of:=MID([.C44];2;6)" office:value-type="string" office:string-value="0.2105" calcext:value-type="string">
            <text:p>0.2105</text:p>
          </table:table-cell>
          <table:table-cell table:formula="of:=MID([.C44];9;6)" office:value-type="string" office:string-value="0.0992" calcext:value-type="string">
            <text:p>0.0992</text:p>
          </table:table-cell>
          <table:table-cell table:formula="of:=IF([.D44]&lt;&gt;&quot;&quot;;VALUE([.D44]);&quot;&quot;)" office:value-type="float" office:value="0.2105" calcext:value-type="float">
            <text:p>0.2105</text:p>
          </table:table-cell>
          <table:table-cell table:formula="of:=IF([.E44]&lt;&gt;&quot;&quot;;VALUE([.E44]);&quot;&quot;)" office:value-type="float" office:value="0.0992" calcext:value-type="float">
            <text:p>0.0992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2105Y0.1372</text:p>
          </table:table-cell>
          <table:table-cell table:formula="of:=IF(AND(OR([.A45]=&quot;G00&quot;;[.A45]=&quot;G01&quot;);MID([.B45];1;1)=&quot;X&quot;;[.B45]&lt;&gt;&quot;X0Y0&quot;);[.B45];&quot;&quot;)" office:value-type="string" office:string-value="X0.2105Y0.1372" calcext:value-type="string">
            <text:p>X0.2105Y0.1372</text:p>
          </table:table-cell>
          <table:table-cell table:formula="of:=MID([.C45];2;6)" office:value-type="string" office:string-value="0.2105" calcext:value-type="string">
            <text:p>0.2105</text:p>
          </table:table-cell>
          <table:table-cell table:formula="of:=MID([.C45];9;6)" office:value-type="string" office:string-value="0.1372" calcext:value-type="string">
            <text:p>0.1372</text:p>
          </table:table-cell>
          <table:table-cell table:formula="of:=IF([.D45]&lt;&gt;&quot;&quot;;VALUE([.D45]);&quot;&quot;)" office:value-type="float" office:value="0.2105" calcext:value-type="float">
            <text:p>0.2105</text:p>
          </table:table-cell>
          <table:table-cell table:formula="of:=IF([.E45]&lt;&gt;&quot;&quot;;VALUE([.E45]);&quot;&quot;)" office:value-type="float" office:value="0.1372" calcext:value-type="float">
            <text:p>0.1372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2192Y0.1413</text:p>
          </table:table-cell>
          <table:table-cell table:formula="of:=IF(AND(OR([.A46]=&quot;G00&quot;;[.A46]=&quot;G01&quot;);MID([.B46];1;1)=&quot;X&quot;;[.B46]&lt;&gt;&quot;X0Y0&quot;);[.B46];&quot;&quot;)" office:value-type="string" office:string-value="X0.2192Y0.1413" calcext:value-type="string">
            <text:p>X0.2192Y0.1413</text:p>
          </table:table-cell>
          <table:table-cell table:formula="of:=MID([.C46];2;6)" office:value-type="string" office:string-value="0.2192" calcext:value-type="string">
            <text:p>0.2192</text:p>
          </table:table-cell>
          <table:table-cell table:formula="of:=MID([.C46];9;6)" office:value-type="string" office:string-value="0.1413" calcext:value-type="string">
            <text:p>0.1413</text:p>
          </table:table-cell>
          <table:table-cell table:formula="of:=IF([.D46]&lt;&gt;&quot;&quot;;VALUE([.D46]);&quot;&quot;)" office:value-type="float" office:value="0.2192" calcext:value-type="float">
            <text:p>0.2192</text:p>
          </table:table-cell>
          <table:table-cell table:formula="of:=IF([.E46]&lt;&gt;&quot;&quot;;VALUE([.E46]);&quot;&quot;)" office:value-type="float" office:value="0.1413" calcext:value-type="float">
            <text:p>0.1413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2267Y0.1481</text:p>
          </table:table-cell>
          <table:table-cell table:formula="of:=IF(AND(OR([.A47]=&quot;G00&quot;;[.A47]=&quot;G01&quot;);MID([.B47];1;1)=&quot;X&quot;;[.B47]&lt;&gt;&quot;X0Y0&quot;);[.B47];&quot;&quot;)" office:value-type="string" office:string-value="X0.2267Y0.1481" calcext:value-type="string">
            <text:p>X0.2267Y0.1481</text:p>
          </table:table-cell>
          <table:table-cell table:formula="of:=MID([.C47];2;6)" office:value-type="string" office:string-value="0.2267" calcext:value-type="string">
            <text:p>0.2267</text:p>
          </table:table-cell>
          <table:table-cell table:formula="of:=MID([.C47];9;6)" office:value-type="string" office:string-value="0.1481" calcext:value-type="string">
            <text:p>0.1481</text:p>
          </table:table-cell>
          <table:table-cell table:formula="of:=IF([.D47]&lt;&gt;&quot;&quot;;VALUE([.D47]);&quot;&quot;)" office:value-type="float" office:value="0.2267" calcext:value-type="float">
            <text:p>0.2267</text:p>
          </table:table-cell>
          <table:table-cell table:formula="of:=IF([.E47]&lt;&gt;&quot;&quot;;VALUE([.E47]);&quot;&quot;)" office:value-type="float" office:value="0.1481" calcext:value-type="float">
            <text:p>0.1481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2319Y0.1568</text:p>
          </table:table-cell>
          <table:table-cell table:formula="of:=IF(AND(OR([.A48]=&quot;G00&quot;;[.A48]=&quot;G01&quot;);MID([.B48];1;1)=&quot;X&quot;;[.B48]&lt;&gt;&quot;X0Y0&quot;);[.B48];&quot;&quot;)" office:value-type="string" office:string-value="X0.2319Y0.1568" calcext:value-type="string">
            <text:p>X0.2319Y0.1568</text:p>
          </table:table-cell>
          <table:table-cell table:formula="of:=MID([.C48];2;6)" office:value-type="string" office:string-value="0.2319" calcext:value-type="string">
            <text:p>0.2319</text:p>
          </table:table-cell>
          <table:table-cell table:formula="of:=MID([.C48];9;6)" office:value-type="string" office:string-value="0.1568" calcext:value-type="string">
            <text:p>0.1568</text:p>
          </table:table-cell>
          <table:table-cell table:formula="of:=IF([.D48]&lt;&gt;&quot;&quot;;VALUE([.D48]);&quot;&quot;)" office:value-type="float" office:value="0.2319" calcext:value-type="float">
            <text:p>0.2319</text:p>
          </table:table-cell>
          <table:table-cell table:formula="of:=IF([.E48]&lt;&gt;&quot;&quot;;VALUE([.E48]);&quot;&quot;)" office:value-type="float" office:value="0.1568" calcext:value-type="float">
            <text:p>0.1568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2343Y0.1666</text:p>
          </table:table-cell>
          <table:table-cell table:formula="of:=IF(AND(OR([.A49]=&quot;G00&quot;;[.A49]=&quot;G01&quot;);MID([.B49];1;1)=&quot;X&quot;;[.B49]&lt;&gt;&quot;X0Y0&quot;);[.B49];&quot;&quot;)" office:value-type="string" office:string-value="X0.2343Y0.1666" calcext:value-type="string">
            <text:p>X0.2343Y0.1666</text:p>
          </table:table-cell>
          <table:table-cell table:formula="of:=MID([.C49];2;6)" office:value-type="string" office:string-value="0.2343" calcext:value-type="string">
            <text:p>0.2343</text:p>
          </table:table-cell>
          <table:table-cell table:formula="of:=MID([.C49];9;6)" office:value-type="string" office:string-value="0.1666" calcext:value-type="string">
            <text:p>0.1666</text:p>
          </table:table-cell>
          <table:table-cell table:formula="of:=IF([.D49]&lt;&gt;&quot;&quot;;VALUE([.D49]);&quot;&quot;)" office:value-type="float" office:value="0.2343" calcext:value-type="float">
            <text:p>0.2343</text:p>
          </table:table-cell>
          <table:table-cell table:formula="of:=IF([.E49]&lt;&gt;&quot;&quot;;VALUE([.E49]);&quot;&quot;)" office:value-type="float" office:value="0.1666" calcext:value-type="float">
            <text:p>0.1666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2343Y0.2334</text:p>
          </table:table-cell>
          <table:table-cell table:formula="of:=IF(AND(OR([.A50]=&quot;G00&quot;;[.A50]=&quot;G01&quot;);MID([.B50];1;1)=&quot;X&quot;;[.B50]&lt;&gt;&quot;X0Y0&quot;);[.B50];&quot;&quot;)" office:value-type="string" office:string-value="X0.2343Y0.2334" calcext:value-type="string">
            <text:p>X0.2343Y0.2334</text:p>
          </table:table-cell>
          <table:table-cell table:formula="of:=MID([.C50];2;6)" office:value-type="string" office:string-value="0.2343" calcext:value-type="string">
            <text:p>0.2343</text:p>
          </table:table-cell>
          <table:table-cell table:formula="of:=MID([.C50];9;6)" office:value-type="string" office:string-value="0.2334" calcext:value-type="string">
            <text:p>0.2334</text:p>
          </table:table-cell>
          <table:table-cell table:formula="of:=IF([.D50]&lt;&gt;&quot;&quot;;VALUE([.D50]);&quot;&quot;)" office:value-type="float" office:value="0.2343" calcext:value-type="float">
            <text:p>0.2343</text:p>
          </table:table-cell>
          <table:table-cell table:formula="of:=IF([.E50]&lt;&gt;&quot;&quot;;VALUE([.E50]);&quot;&quot;)" office:value-type="float" office:value="0.2334" calcext:value-type="float">
            <text:p>0.2334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2318Y0.2434</text:p>
          </table:table-cell>
          <table:table-cell table:formula="of:=IF(AND(OR([.A51]=&quot;G00&quot;;[.A51]=&quot;G01&quot;);MID([.B51];1;1)=&quot;X&quot;;[.B51]&lt;&gt;&quot;X0Y0&quot;);[.B51];&quot;&quot;)" office:value-type="string" office:string-value="X0.2318Y0.2434" calcext:value-type="string">
            <text:p>X0.2318Y0.2434</text:p>
          </table:table-cell>
          <table:table-cell table:formula="of:=MID([.C51];2;6)" office:value-type="string" office:string-value="0.2318" calcext:value-type="string">
            <text:p>0.2318</text:p>
          </table:table-cell>
          <table:table-cell table:formula="of:=MID([.C51];9;6)" office:value-type="string" office:string-value="0.2434" calcext:value-type="string">
            <text:p>0.2434</text:p>
          </table:table-cell>
          <table:table-cell table:formula="of:=IF([.D51]&lt;&gt;&quot;&quot;;VALUE([.D51]);&quot;&quot;)" office:value-type="float" office:value="0.2318" calcext:value-type="float">
            <text:p>0.2318</text:p>
          </table:table-cell>
          <table:table-cell table:formula="of:=IF([.E51]&lt;&gt;&quot;&quot;;VALUE([.E51]);&quot;&quot;)" office:value-type="float" office:value="0.2434" calcext:value-type="float">
            <text:p>0.2434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2287Y0.2492</text:p>
          </table:table-cell>
          <table:table-cell table:formula="of:=IF(AND(OR([.A52]=&quot;G00&quot;;[.A52]=&quot;G01&quot;);MID([.B52];1;1)=&quot;X&quot;;[.B52]&lt;&gt;&quot;X0Y0&quot;);[.B52];&quot;&quot;)" office:value-type="string" office:string-value="X0.2287Y0.2492" calcext:value-type="string">
            <text:p>X0.2287Y0.2492</text:p>
          </table:table-cell>
          <table:table-cell table:formula="of:=MID([.C52];2;6)" office:value-type="string" office:string-value="0.2287" calcext:value-type="string">
            <text:p>0.2287</text:p>
          </table:table-cell>
          <table:table-cell table:formula="of:=MID([.C52];9;6)" office:value-type="string" office:string-value="0.2492" calcext:value-type="string">
            <text:p>0.2492</text:p>
          </table:table-cell>
          <table:table-cell table:formula="of:=IF([.D52]&lt;&gt;&quot;&quot;;VALUE([.D52]);&quot;&quot;)" office:value-type="float" office:value="0.2287" calcext:value-type="float">
            <text:p>0.2287</text:p>
          </table:table-cell>
          <table:table-cell table:formula="of:=IF([.E52]&lt;&gt;&quot;&quot;;VALUE([.E52]);&quot;&quot;)" office:value-type="float" office:value="0.2492" calcext:value-type="float">
            <text:p>0.2492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2244Y0.2544</text:p>
          </table:table-cell>
          <table:table-cell table:formula="of:=IF(AND(OR([.A53]=&quot;G00&quot;;[.A53]=&quot;G01&quot;);MID([.B53];1;1)=&quot;X&quot;;[.B53]&lt;&gt;&quot;X0Y0&quot;);[.B53];&quot;&quot;)" office:value-type="string" office:string-value="X0.2244Y0.2544" calcext:value-type="string">
            <text:p>X0.2244Y0.2544</text:p>
          </table:table-cell>
          <table:table-cell table:formula="of:=MID([.C53];2;6)" office:value-type="string" office:string-value="0.2244" calcext:value-type="string">
            <text:p>0.2244</text:p>
          </table:table-cell>
          <table:table-cell table:formula="of:=MID([.C53];9;6)" office:value-type="string" office:string-value="0.2544" calcext:value-type="string">
            <text:p>0.2544</text:p>
          </table:table-cell>
          <table:table-cell table:formula="of:=IF([.D53]&lt;&gt;&quot;&quot;;VALUE([.D53]);&quot;&quot;)" office:value-type="float" office:value="0.2244" calcext:value-type="float">
            <text:p>0.2244</text:p>
          </table:table-cell>
          <table:table-cell table:formula="of:=IF([.E53]&lt;&gt;&quot;&quot;;VALUE([.E53]);&quot;&quot;)" office:value-type="float" office:value="0.2544" calcext:value-type="float">
            <text:p>0.2544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2163Y0.2604</text:p>
          </table:table-cell>
          <table:table-cell table:formula="of:=IF(AND(OR([.A54]=&quot;G00&quot;;[.A54]=&quot;G01&quot;);MID([.B54];1;1)=&quot;X&quot;;[.B54]&lt;&gt;&quot;X0Y0&quot;);[.B54];&quot;&quot;)" office:value-type="string" office:string-value="X0.2163Y0.2604" calcext:value-type="string">
            <text:p>X0.2163Y0.2604</text:p>
          </table:table-cell>
          <table:table-cell table:formula="of:=MID([.C54];2;6)" office:value-type="string" office:string-value="0.2163" calcext:value-type="string">
            <text:p>0.2163</text:p>
          </table:table-cell>
          <table:table-cell table:formula="of:=MID([.C54];9;6)" office:value-type="string" office:string-value="0.2604" calcext:value-type="string">
            <text:p>0.2604</text:p>
          </table:table-cell>
          <table:table-cell table:formula="of:=IF([.D54]&lt;&gt;&quot;&quot;;VALUE([.D54]);&quot;&quot;)" office:value-type="float" office:value="0.2163" calcext:value-type="float">
            <text:p>0.2163</text:p>
          </table:table-cell>
          <table:table-cell table:formula="of:=IF([.E54]&lt;&gt;&quot;&quot;;VALUE([.E54]);&quot;&quot;)" office:value-type="float" office:value="0.2604" calcext:value-type="float">
            <text:p>0.2604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2069Y0.2638</text:p>
          </table:table-cell>
          <table:table-cell table:formula="of:=IF(AND(OR([.A55]=&quot;G00&quot;;[.A55]=&quot;G01&quot;);MID([.B55];1;1)=&quot;X&quot;;[.B55]&lt;&gt;&quot;X0Y0&quot;);[.B55];&quot;&quot;)" office:value-type="string" office:string-value="X0.2069Y0.2638" calcext:value-type="string">
            <text:p>X0.2069Y0.2638</text:p>
          </table:table-cell>
          <table:table-cell table:formula="of:=MID([.C55];2;6)" office:value-type="string" office:string-value="0.2069" calcext:value-type="string">
            <text:p>0.2069</text:p>
          </table:table-cell>
          <table:table-cell table:formula="of:=MID([.C55];9;6)" office:value-type="string" office:string-value="0.2638" calcext:value-type="string">
            <text:p>0.2638</text:p>
          </table:table-cell>
          <table:table-cell table:formula="of:=IF([.D55]&lt;&gt;&quot;&quot;;VALUE([.D55]);&quot;&quot;)" office:value-type="float" office:value="0.2069" calcext:value-type="float">
            <text:p>0.2069</text:p>
          </table:table-cell>
          <table:table-cell table:formula="of:=IF([.E55]&lt;&gt;&quot;&quot;;VALUE([.E55]);&quot;&quot;)" office:value-type="float" office:value="0.2638" calcext:value-type="float">
            <text:p>0.2638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998Y0.2645</text:p>
          </table:table-cell>
          <table:table-cell table:formula="of:=IF(AND(OR([.A56]=&quot;G00&quot;;[.A56]=&quot;G01&quot;);MID([.B56];1;1)=&quot;X&quot;;[.B56]&lt;&gt;&quot;X0Y0&quot;);[.B56];&quot;&quot;)" office:value-type="string" office:string-value="X0.1998Y0.2645" calcext:value-type="string">
            <text:p>X0.1998Y0.2645</text:p>
          </table:table-cell>
          <table:table-cell table:formula="of:=MID([.C56];2;6)" office:value-type="string" office:string-value="0.1998" calcext:value-type="string">
            <text:p>0.1998</text:p>
          </table:table-cell>
          <table:table-cell table:formula="of:=MID([.C56];9;6)" office:value-type="string" office:string-value="0.2645" calcext:value-type="string">
            <text:p>0.2645</text:p>
          </table:table-cell>
          <table:table-cell table:formula="of:=IF([.D56]&lt;&gt;&quot;&quot;;VALUE([.D56]);&quot;&quot;)" office:value-type="float" office:value="0.1998" calcext:value-type="float">
            <text:p>0.1998</text:p>
          </table:table-cell>
          <table:table-cell table:formula="of:=IF([.E56]&lt;&gt;&quot;&quot;;VALUE([.E56]);&quot;&quot;)" office:value-type="float" office:value="0.2645" calcext:value-type="float">
            <text:p>0.2645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900Y0.2630</text:p>
          </table:table-cell>
          <table:table-cell table:formula="of:=IF(AND(OR([.A57]=&quot;G00&quot;;[.A57]=&quot;G01&quot;);MID([.B57];1;1)=&quot;X&quot;;[.B57]&lt;&gt;&quot;X0Y0&quot;);[.B57];&quot;&quot;)" office:value-type="string" office:string-value="X0.1900Y0.2630" calcext:value-type="string">
            <text:p>X0.1900Y0.2630</text:p>
          </table:table-cell>
          <table:table-cell table:formula="of:=MID([.C57];2;6)" office:value-type="string" office:string-value="0.1900" calcext:value-type="string">
            <text:p>0.1900</text:p>
          </table:table-cell>
          <table:table-cell table:formula="of:=MID([.C57];9;6)" office:value-type="string" office:string-value="0.2630" calcext:value-type="string">
            <text:p>0.2630</text:p>
          </table:table-cell>
          <table:table-cell table:formula="of:=IF([.D57]&lt;&gt;&quot;&quot;;VALUE([.D57]);&quot;&quot;)" office:value-type="float" office:value="0.19" calcext:value-type="float">
            <text:p>0.19</text:p>
          </table:table-cell>
          <table:table-cell table:formula="of:=IF([.E57]&lt;&gt;&quot;&quot;;VALUE([.E57]);&quot;&quot;)" office:value-type="float" office:value="0.263" calcext:value-type="float">
            <text:p>0.263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810Y0.2588</text:p>
          </table:table-cell>
          <table:table-cell table:formula="of:=IF(AND(OR([.A58]=&quot;G00&quot;;[.A58]=&quot;G01&quot;);MID([.B58];1;1)=&quot;X&quot;;[.B58]&lt;&gt;&quot;X0Y0&quot;);[.B58];&quot;&quot;)" office:value-type="string" office:string-value="X0.1810Y0.2588" calcext:value-type="string">
            <text:p>X0.1810Y0.2588</text:p>
          </table:table-cell>
          <table:table-cell table:formula="of:=MID([.C58];2;6)" office:value-type="string" office:string-value="0.1810" calcext:value-type="string">
            <text:p>0.1810</text:p>
          </table:table-cell>
          <table:table-cell table:formula="of:=MID([.C58];9;6)" office:value-type="string" office:string-value="0.2588" calcext:value-type="string">
            <text:p>0.2588</text:p>
          </table:table-cell>
          <table:table-cell table:formula="of:=IF([.D58]&lt;&gt;&quot;&quot;;VALUE([.D58]);&quot;&quot;)" office:value-type="float" office:value="0.181" calcext:value-type="float">
            <text:p>0.181</text:p>
          </table:table-cell>
          <table:table-cell table:formula="of:=IF([.E58]&lt;&gt;&quot;&quot;;VALUE([.E58]);&quot;&quot;)" office:value-type="float" office:value="0.2588" calcext:value-type="float">
            <text:p>0.2588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755Y0.2542</text:p>
          </table:table-cell>
          <table:table-cell table:formula="of:=IF(AND(OR([.A59]=&quot;G00&quot;;[.A59]=&quot;G01&quot;);MID([.B59];1;1)=&quot;X&quot;;[.B59]&lt;&gt;&quot;X0Y0&quot;);[.B59];&quot;&quot;)" office:value-type="string" office:string-value="X0.1755Y0.2542" calcext:value-type="string">
            <text:p>X0.1755Y0.2542</text:p>
          </table:table-cell>
          <table:table-cell table:formula="of:=MID([.C59];2;6)" office:value-type="string" office:string-value="0.1755" calcext:value-type="string">
            <text:p>0.1755</text:p>
          </table:table-cell>
          <table:table-cell table:formula="of:=MID([.C59];9;6)" office:value-type="string" office:string-value="0.2542" calcext:value-type="string">
            <text:p>0.2542</text:p>
          </table:table-cell>
          <table:table-cell table:formula="of:=IF([.D59]&lt;&gt;&quot;&quot;;VALUE([.D59]);&quot;&quot;)" office:value-type="float" office:value="0.1755" calcext:value-type="float">
            <text:p>0.1755</text:p>
          </table:table-cell>
          <table:table-cell table:formula="of:=IF([.E59]&lt;&gt;&quot;&quot;;VALUE([.E59]);&quot;&quot;)" office:value-type="float" office:value="0.2542" calcext:value-type="float">
            <text:p>0.2542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696Y0.2463</text:p>
          </table:table-cell>
          <table:table-cell table:formula="of:=IF(AND(OR([.A60]=&quot;G00&quot;;[.A60]=&quot;G01&quot;);MID([.B60];1;1)=&quot;X&quot;;[.B60]&lt;&gt;&quot;X0Y0&quot;);[.B60];&quot;&quot;)" office:value-type="string" office:string-value="X0.1696Y0.2463" calcext:value-type="string">
            <text:p>X0.1696Y0.2463</text:p>
          </table:table-cell>
          <table:table-cell table:formula="of:=MID([.C60];2;6)" office:value-type="string" office:string-value="0.1696" calcext:value-type="string">
            <text:p>0.1696</text:p>
          </table:table-cell>
          <table:table-cell table:formula="of:=MID([.C60];9;6)" office:value-type="string" office:string-value="0.2463" calcext:value-type="string">
            <text:p>0.2463</text:p>
          </table:table-cell>
          <table:table-cell table:formula="of:=IF([.D60]&lt;&gt;&quot;&quot;;VALUE([.D60]);&quot;&quot;)" office:value-type="float" office:value="0.1696" calcext:value-type="float">
            <text:p>0.1696</text:p>
          </table:table-cell>
          <table:table-cell table:formula="of:=IF([.E60]&lt;&gt;&quot;&quot;;VALUE([.E60]);&quot;&quot;)" office:value-type="float" office:value="0.2463" calcext:value-type="float">
            <text:p>0.2463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662Y0.2369</text:p>
          </table:table-cell>
          <table:table-cell table:formula="of:=IF(AND(OR([.A61]=&quot;G00&quot;;[.A61]=&quot;G01&quot;);MID([.B61];1;1)=&quot;X&quot;;[.B61]&lt;&gt;&quot;X0Y0&quot;);[.B61];&quot;&quot;)" office:value-type="string" office:string-value="X0.1662Y0.2369" calcext:value-type="string">
            <text:p>X0.1662Y0.2369</text:p>
          </table:table-cell>
          <table:table-cell table:formula="of:=MID([.C61];2;6)" office:value-type="string" office:string-value="0.1662" calcext:value-type="string">
            <text:p>0.1662</text:p>
          </table:table-cell>
          <table:table-cell table:formula="of:=MID([.C61];9;6)" office:value-type="string" office:string-value="0.2369" calcext:value-type="string">
            <text:p>0.2369</text:p>
          </table:table-cell>
          <table:table-cell table:formula="of:=IF([.D61]&lt;&gt;&quot;&quot;;VALUE([.D61]);&quot;&quot;)" office:value-type="float" office:value="0.1662" calcext:value-type="float">
            <text:p>0.1662</text:p>
          </table:table-cell>
          <table:table-cell table:formula="of:=IF([.E61]&lt;&gt;&quot;&quot;;VALUE([.E61]);&quot;&quot;)" office:value-type="float" office:value="0.2369" calcext:value-type="float">
            <text:p>0.2369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655Y0.2300</text:p>
          </table:table-cell>
          <table:table-cell table:formula="of:=IF(AND(OR([.A62]=&quot;G00&quot;;[.A62]=&quot;G01&quot;);MID([.B62];1;1)=&quot;X&quot;;[.B62]&lt;&gt;&quot;X0Y0&quot;);[.B62];&quot;&quot;)" office:value-type="string" office:string-value="X0.1655Y0.2300" calcext:value-type="string">
            <text:p>X0.1655Y0.2300</text:p>
          </table:table-cell>
          <table:table-cell table:formula="of:=MID([.C62];2;6)" office:value-type="string" office:string-value="0.1655" calcext:value-type="string">
            <text:p>0.1655</text:p>
          </table:table-cell>
          <table:table-cell table:formula="of:=MID([.C62];9;6)" office:value-type="string" office:string-value="0.2300" calcext:value-type="string">
            <text:p>0.2300</text:p>
          </table:table-cell>
          <table:table-cell table:formula="of:=IF([.D62]&lt;&gt;&quot;&quot;;VALUE([.D62]);&quot;&quot;)" office:value-type="float" office:value="0.1655" calcext:value-type="float">
            <text:p>0.1655</text:p>
          </table:table-cell>
          <table:table-cell table:formula="of:=IF([.E62]&lt;&gt;&quot;&quot;;VALUE([.E62]);&quot;&quot;)"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655Y0.1700</text:p>
          </table:table-cell>
          <table:table-cell table:formula="of:=IF(AND(OR([.A63]=&quot;G00&quot;;[.A63]=&quot;G01&quot;);MID([.B63];1;1)=&quot;X&quot;;[.B63]&lt;&gt;&quot;X0Y0&quot;);[.B63];&quot;&quot;)" office:value-type="string" office:string-value="X0.1655Y0.1700" calcext:value-type="string">
            <text:p>X0.1655Y0.1700</text:p>
          </table:table-cell>
          <table:table-cell table:formula="of:=MID([.C63];2;6)" office:value-type="string" office:string-value="0.1655" calcext:value-type="string">
            <text:p>0.1655</text:p>
          </table:table-cell>
          <table:table-cell table:formula="of:=MID([.C63];9;6)" office:value-type="string" office:string-value="0.1700" calcext:value-type="string">
            <text:p>0.1700</text:p>
          </table:table-cell>
          <table:table-cell table:formula="of:=IF([.D63]&lt;&gt;&quot;&quot;;VALUE([.D63]);&quot;&quot;)" office:value-type="float" office:value="0.1655" calcext:value-type="float">
            <text:p>0.1655</text:p>
          </table:table-cell>
          <table:table-cell table:formula="of:=IF([.E63]&lt;&gt;&quot;&quot;;VALUE([.E63]);&quot;&quot;)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662Y0.1633</text:p>
          </table:table-cell>
          <table:table-cell table:formula="of:=IF(AND(OR([.A64]=&quot;G00&quot;;[.A64]=&quot;G01&quot;);MID([.B64];1;1)=&quot;X&quot;;[.B64]&lt;&gt;&quot;X0Y0&quot;);[.B64];&quot;&quot;)" office:value-type="string" office:string-value="X0.1662Y0.1633" calcext:value-type="string">
            <text:p>X0.1662Y0.1633</text:p>
          </table:table-cell>
          <table:table-cell table:formula="of:=MID([.C64];2;6)" office:value-type="string" office:string-value="0.1662" calcext:value-type="string">
            <text:p>0.1662</text:p>
          </table:table-cell>
          <table:table-cell table:formula="of:=MID([.C64];9;6)" office:value-type="string" office:string-value="0.1633" calcext:value-type="string">
            <text:p>0.1633</text:p>
          </table:table-cell>
          <table:table-cell table:formula="of:=IF([.D64]&lt;&gt;&quot;&quot;;VALUE([.D64]);&quot;&quot;)" office:value-type="float" office:value="0.1662" calcext:value-type="float">
            <text:p>0.1662</text:p>
          </table:table-cell>
          <table:table-cell table:formula="of:=IF([.E64]&lt;&gt;&quot;&quot;;VALUE([.E64]);&quot;&quot;)" office:value-type="float" office:value="0.1633" calcext:value-type="float">
            <text:p>0.1633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695Y0.1539</text:p>
          </table:table-cell>
          <table:table-cell table:formula="of:=IF(AND(OR([.A65]=&quot;G00&quot;;[.A65]=&quot;G01&quot;);MID([.B65];1;1)=&quot;X&quot;;[.B65]&lt;&gt;&quot;X0Y0&quot;);[.B65];&quot;&quot;)" office:value-type="string" office:string-value="X0.1695Y0.1539" calcext:value-type="string">
            <text:p>X0.1695Y0.1539</text:p>
          </table:table-cell>
          <table:table-cell table:formula="of:=MID([.C65];2;6)" office:value-type="string" office:string-value="0.1695" calcext:value-type="string">
            <text:p>0.1695</text:p>
          </table:table-cell>
          <table:table-cell table:formula="of:=MID([.C65];9;6)" office:value-type="string" office:string-value="0.1539" calcext:value-type="string">
            <text:p>0.1539</text:p>
          </table:table-cell>
          <table:table-cell table:formula="of:=IF([.D65]&lt;&gt;&quot;&quot;;VALUE([.D65]);&quot;&quot;)" office:value-type="float" office:value="0.1695" calcext:value-type="float">
            <text:p>0.1695</text:p>
          </table:table-cell>
          <table:table-cell table:formula="of:=IF([.E65]&lt;&gt;&quot;&quot;;VALUE([.E65]);&quot;&quot;)" office:value-type="float" office:value="0.1539" calcext:value-type="float">
            <text:p>0.1539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735Y0.1479</text:p>
          </table:table-cell>
          <table:table-cell table:formula="of:=IF(AND(OR([.A66]=&quot;G00&quot;;[.A66]=&quot;G01&quot;);MID([.B66];1;1)=&quot;X&quot;;[.B66]&lt;&gt;&quot;X0Y0&quot;);[.B66];&quot;&quot;)" office:value-type="string" office:string-value="X0.1735Y0.1479" calcext:value-type="string">
            <text:p>X0.1735Y0.1479</text:p>
          </table:table-cell>
          <table:table-cell table:formula="of:=MID([.C66];2;6)" office:value-type="string" office:string-value="0.1735" calcext:value-type="string">
            <text:p>0.1735</text:p>
          </table:table-cell>
          <table:table-cell table:formula="of:=MID([.C66];9;6)" office:value-type="string" office:string-value="0.1479" calcext:value-type="string">
            <text:p>0.1479</text:p>
          </table:table-cell>
          <table:table-cell table:formula="of:=IF([.D66]&lt;&gt;&quot;&quot;;VALUE([.D66]);&quot;&quot;)" office:value-type="float" office:value="0.1735" calcext:value-type="float">
            <text:p>0.1735</text:p>
          </table:table-cell>
          <table:table-cell table:formula="of:=IF([.E66]&lt;&gt;&quot;&quot;;VALUE([.E66]);&quot;&quot;)" office:value-type="float" office:value="0.1479" calcext:value-type="float">
            <text:p>0.1479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808Y0.1413</text:p>
          </table:table-cell>
          <table:table-cell table:formula="of:=IF(AND(OR([.A67]=&quot;G00&quot;;[.A67]=&quot;G01&quot;);MID([.B67];1;1)=&quot;X&quot;;[.B67]&lt;&gt;&quot;X0Y0&quot;);[.B67];&quot;&quot;)" office:value-type="string" office:string-value="X0.1808Y0.1413" calcext:value-type="string">
            <text:p>X0.1808Y0.1413</text:p>
          </table:table-cell>
          <table:table-cell table:formula="of:=MID([.C67];2;6)" office:value-type="string" office:string-value="0.1808" calcext:value-type="string">
            <text:p>0.1808</text:p>
          </table:table-cell>
          <table:table-cell table:formula="of:=MID([.C67];9;6)" office:value-type="string" office:string-value="0.1413" calcext:value-type="string">
            <text:p>0.1413</text:p>
          </table:table-cell>
          <table:table-cell table:formula="of:=IF([.D67]&lt;&gt;&quot;&quot;;VALUE([.D67]);&quot;&quot;)" office:value-type="float" office:value="0.1808" calcext:value-type="float">
            <text:p>0.1808</text:p>
          </table:table-cell>
          <table:table-cell table:formula="of:=IF([.E67]&lt;&gt;&quot;&quot;;VALUE([.E67]);&quot;&quot;)" office:value-type="float" office:value="0.1413" calcext:value-type="float">
            <text:p>0.1413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895Y0.1372</text:p>
          </table:table-cell>
          <table:table-cell table:formula="of:=IF(AND(OR([.A68]=&quot;G00&quot;;[.A68]=&quot;G01&quot;);MID([.B68];1;1)=&quot;X&quot;;[.B68]&lt;&gt;&quot;X0Y0&quot;);[.B68];&quot;&quot;)" office:value-type="string" office:string-value="X0.1895Y0.1372" calcext:value-type="string">
            <text:p>X0.1895Y0.1372</text:p>
          </table:table-cell>
          <table:table-cell table:formula="of:=MID([.C68];2;6)" office:value-type="string" office:string-value="0.1895" calcext:value-type="string">
            <text:p>0.1895</text:p>
          </table:table-cell>
          <table:table-cell table:formula="of:=MID([.C68];9;6)" office:value-type="string" office:string-value="0.1372" calcext:value-type="string">
            <text:p>0.1372</text:p>
          </table:table-cell>
          <table:table-cell table:formula="of:=IF([.D68]&lt;&gt;&quot;&quot;;VALUE([.D68]);&quot;&quot;)" office:value-type="float" office:value="0.1895" calcext:value-type="float">
            <text:p>0.1895</text:p>
          </table:table-cell>
          <table:table-cell table:formula="of:=IF([.E68]&lt;&gt;&quot;&quot;;VALUE([.E68]);&quot;&quot;)" office:value-type="float" office:value="0.1372" calcext:value-type="float">
            <text:p>0.1372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895Y0.1105</text:p>
          </table:table-cell>
          <table:table-cell table:formula="of:=IF(AND(OR([.A69]=&quot;G00&quot;;[.A69]=&quot;G01&quot;);MID([.B69];1;1)=&quot;X&quot;;[.B69]&lt;&gt;&quot;X0Y0&quot;);[.B69];&quot;&quot;)" office:value-type="string" office:string-value="X0.1895Y0.1105" calcext:value-type="string">
            <text:p>X0.1895Y0.1105</text:p>
          </table:table-cell>
          <table:table-cell table:formula="of:=MID([.C69];2;6)" office:value-type="string" office:string-value="0.1895" calcext:value-type="string">
            <text:p>0.1895</text:p>
          </table:table-cell>
          <table:table-cell table:formula="of:=MID([.C69];9;6)" office:value-type="string" office:string-value="0.1105" calcext:value-type="string">
            <text:p>0.1105</text:p>
          </table:table-cell>
          <table:table-cell table:formula="of:=IF([.D69]&lt;&gt;&quot;&quot;;VALUE([.D69]);&quot;&quot;)" office:value-type="float" office:value="0.1895" calcext:value-type="float">
            <text:p>0.1895</text:p>
          </table:table-cell>
          <table:table-cell table:formula="of:=IF([.E69]&lt;&gt;&quot;&quot;;VALUE([.E69]);&quot;&quot;)" office:value-type="float" office:value="0.1105" calcext:value-type="float">
            <text:p>0.1105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605Y0.1105</text:p>
          </table:table-cell>
          <table:table-cell table:formula="of:=IF(AND(OR([.A70]=&quot;G00&quot;;[.A70]=&quot;G01&quot;);MID([.B70];1;1)=&quot;X&quot;;[.B70]&lt;&gt;&quot;X0Y0&quot;);[.B70];&quot;&quot;)" office:value-type="string" office:string-value="X0.1605Y0.1105" calcext:value-type="string">
            <text:p>X0.1605Y0.1105</text:p>
          </table:table-cell>
          <table:table-cell table:formula="of:=MID([.C70];2;6)" office:value-type="string" office:string-value="0.1605" calcext:value-type="string">
            <text:p>0.1605</text:p>
          </table:table-cell>
          <table:table-cell table:formula="of:=MID([.C70];9;6)" office:value-type="string" office:string-value="0.1105" calcext:value-type="string">
            <text:p>0.1105</text:p>
          </table:table-cell>
          <table:table-cell table:formula="of:=IF([.D70]&lt;&gt;&quot;&quot;;VALUE([.D70]);&quot;&quot;)" office:value-type="float" office:value="0.1605" calcext:value-type="float">
            <text:p>0.1605</text:p>
          </table:table-cell>
          <table:table-cell table:formula="of:=IF([.E70]&lt;&gt;&quot;&quot;;VALUE([.E70]);&quot;&quot;)" office:value-type="float" office:value="0.1105" calcext:value-type="float">
            <text:p>0.1105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605Y0.3001</text:p>
          </table:table-cell>
          <table:table-cell table:formula="of:=IF(AND(OR([.A71]=&quot;G00&quot;;[.A71]=&quot;G01&quot;);MID([.B71];1;1)=&quot;X&quot;;[.B71]&lt;&gt;&quot;X0Y0&quot;);[.B71];&quot;&quot;)" office:value-type="string" office:string-value="X0.1605Y0.3001" calcext:value-type="string">
            <text:p>X0.1605Y0.3001</text:p>
          </table:table-cell>
          <table:table-cell table:formula="of:=MID([.C71];2;6)" office:value-type="string" office:string-value="0.1605" calcext:value-type="string">
            <text:p>0.1605</text:p>
          </table:table-cell>
          <table:table-cell table:formula="of:=MID([.C71];9;6)" office:value-type="string" office:string-value="0.3001" calcext:value-type="string">
            <text:p>0.3001</text:p>
          </table:table-cell>
          <table:table-cell table:formula="of:=IF([.D71]&lt;&gt;&quot;&quot;;VALUE([.D71]);&quot;&quot;)" office:value-type="float" office:value="0.1605" calcext:value-type="float">
            <text:p>0.1605</text:p>
          </table:table-cell>
          <table:table-cell table:formula="of:=IF([.E71]&lt;&gt;&quot;&quot;;VALUE([.E71]);&quot;&quot;)" office:value-type="float" office:value="0.3001" calcext:value-type="float">
            <text:p>0.3001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597Y0.3040</text:p>
          </table:table-cell>
          <table:table-cell table:formula="of:=IF(AND(OR([.A72]=&quot;G00&quot;;[.A72]=&quot;G01&quot;);MID([.B72];1;1)=&quot;X&quot;;[.B72]&lt;&gt;&quot;X0Y0&quot;);[.B72];&quot;&quot;)" office:value-type="string" office:string-value="X0.1597Y0.3040" calcext:value-type="string">
            <text:p>X0.1597Y0.3040</text:p>
          </table:table-cell>
          <table:table-cell table:formula="of:=MID([.C72];2;6)" office:value-type="string" office:string-value="0.1597" calcext:value-type="string">
            <text:p>0.1597</text:p>
          </table:table-cell>
          <table:table-cell table:formula="of:=MID([.C72];9;6)" office:value-type="string" office:string-value="0.3040" calcext:value-type="string">
            <text:p>0.3040</text:p>
          </table:table-cell>
          <table:table-cell table:formula="of:=IF([.D72]&lt;&gt;&quot;&quot;;VALUE([.D72]);&quot;&quot;)" office:value-type="float" office:value="0.1597" calcext:value-type="float">
            <text:p>0.1597</text:p>
          </table:table-cell>
          <table:table-cell table:formula="of:=IF([.E72]&lt;&gt;&quot;&quot;;VALUE([.E72]);&quot;&quot;)" office:value-type="float" office:value="0.304" calcext:value-type="float">
            <text:p>0.304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574Y0.3074</text:p>
          </table:table-cell>
          <table:table-cell table:formula="of:=IF(AND(OR([.A73]=&quot;G00&quot;;[.A73]=&quot;G01&quot;);MID([.B73];1;1)=&quot;X&quot;;[.B73]&lt;&gt;&quot;X0Y0&quot;);[.B73];&quot;&quot;)" office:value-type="string" office:string-value="X0.1574Y0.3074" calcext:value-type="string">
            <text:p>X0.1574Y0.3074</text:p>
          </table:table-cell>
          <table:table-cell table:formula="of:=MID([.C73];2;6)" office:value-type="string" office:string-value="0.1574" calcext:value-type="string">
            <text:p>0.1574</text:p>
          </table:table-cell>
          <table:table-cell table:formula="of:=MID([.C73];9;6)" office:value-type="string" office:string-value="0.3074" calcext:value-type="string">
            <text:p>0.3074</text:p>
          </table:table-cell>
          <table:table-cell table:formula="of:=IF([.D73]&lt;&gt;&quot;&quot;;VALUE([.D73]);&quot;&quot;)" office:value-type="float" office:value="0.1574" calcext:value-type="float">
            <text:p>0.1574</text:p>
          </table:table-cell>
          <table:table-cell table:formula="of:=IF([.E73]&lt;&gt;&quot;&quot;;VALUE([.E73]);&quot;&quot;)" office:value-type="float" office:value="0.3074" calcext:value-type="float">
            <text:p>0.3074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540Y0.3097</text:p>
          </table:table-cell>
          <table:table-cell table:formula="of:=IF(AND(OR([.A74]=&quot;G00&quot;;[.A74]=&quot;G01&quot;);MID([.B74];1;1)=&quot;X&quot;;[.B74]&lt;&gt;&quot;X0Y0&quot;);[.B74];&quot;&quot;)" office:value-type="string" office:string-value="X0.1540Y0.3097" calcext:value-type="string">
            <text:p>X0.1540Y0.3097</text:p>
          </table:table-cell>
          <table:table-cell table:formula="of:=MID([.C74];2;6)" office:value-type="string" office:string-value="0.1540" calcext:value-type="string">
            <text:p>0.1540</text:p>
          </table:table-cell>
          <table:table-cell table:formula="of:=MID([.C74];9;6)" office:value-type="string" office:string-value="0.3097" calcext:value-type="string">
            <text:p>0.3097</text:p>
          </table:table-cell>
          <table:table-cell table:formula="of:=IF([.D74]&lt;&gt;&quot;&quot;;VALUE([.D74]);&quot;&quot;)" office:value-type="float" office:value="0.154" calcext:value-type="float">
            <text:p>0.154</text:p>
          </table:table-cell>
          <table:table-cell table:formula="of:=IF([.E74]&lt;&gt;&quot;&quot;;VALUE([.E74]);&quot;&quot;)" office:value-type="float" office:value="0.3097" calcext:value-type="float">
            <text:p>0.3097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1500Y0.3105</text:p>
          </table:table-cell>
          <table:table-cell table:formula="of:=IF(AND(OR([.A75]=&quot;G00&quot;;[.A75]=&quot;G01&quot;);MID([.B75];1;1)=&quot;X&quot;;[.B75]&lt;&gt;&quot;X0Y0&quot;);[.B75];&quot;&quot;)" office:value-type="string" office:string-value="X0.1500Y0.3105" calcext:value-type="string">
            <text:p>X0.1500Y0.3105</text:p>
          </table:table-cell>
          <table:table-cell table:formula="of:=MID([.C75];2;6)" office:value-type="string" office:string-value="0.1500" calcext:value-type="string">
            <text:p>0.1500</text:p>
          </table:table-cell>
          <table:table-cell table:formula="of:=MID([.C75];9;6)" office:value-type="string" office:string-value="0.3105" calcext:value-type="string">
            <text:p>0.3105</text:p>
          </table:table-cell>
          <table:table-cell table:formula="of:=IF([.D75]&lt;&gt;&quot;&quot;;VALUE([.D75]);&quot;&quot;)" office:value-type="float" office:value="0.15" calcext:value-type="float">
            <text:p>0.15</text:p>
          </table:table-cell>
          <table:table-cell table:formula="of:=IF([.E75]&lt;&gt;&quot;&quot;;VALUE([.E75]);&quot;&quot;)" office:value-type="float" office:value="0.3105" calcext:value-type="float">
            <text:p>0.3105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0998Y0.3105</text:p>
          </table:table-cell>
          <table:table-cell table:formula="of:=IF(AND(OR([.A76]=&quot;G00&quot;;[.A76]=&quot;G01&quot;);MID([.B76];1;1)=&quot;X&quot;;[.B76]&lt;&gt;&quot;X0Y0&quot;);[.B76];&quot;&quot;)" office:value-type="string" office:string-value="X0.0998Y0.3105" calcext:value-type="string">
            <text:p>X0.0998Y0.3105</text:p>
          </table:table-cell>
          <table:table-cell table:formula="of:=MID([.C76];2;6)" office:value-type="string" office:string-value="0.0998" calcext:value-type="string">
            <text:p>0.0998</text:p>
          </table:table-cell>
          <table:table-cell table:formula="of:=MID([.C76];9;6)" office:value-type="string" office:string-value="0.3105" calcext:value-type="string">
            <text:p>0.3105</text:p>
          </table:table-cell>
          <table:table-cell table:formula="of:=IF([.D76]&lt;&gt;&quot;&quot;;VALUE([.D76]);&quot;&quot;)" office:value-type="float" office:value="0.0998" calcext:value-type="float">
            <text:p>0.0998</text:p>
          </table:table-cell>
          <table:table-cell table:formula="of:=IF([.E76]&lt;&gt;&quot;&quot;;VALUE([.E76]);&quot;&quot;)" office:value-type="float" office:value="0.3105" calcext:value-type="float">
            <text:p>0.3105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0962Y0.3098</text:p>
          </table:table-cell>
          <table:table-cell table:formula="of:=IF(AND(OR([.A77]=&quot;G00&quot;;[.A77]=&quot;G01&quot;);MID([.B77];1;1)=&quot;X&quot;;[.B77]&lt;&gt;&quot;X0Y0&quot;);[.B77];&quot;&quot;)" office:value-type="string" office:string-value="X0.0962Y0.3098" calcext:value-type="string">
            <text:p>X0.0962Y0.3098</text:p>
          </table:table-cell>
          <table:table-cell table:formula="of:=MID([.C77];2;6)" office:value-type="string" office:string-value="0.0962" calcext:value-type="string">
            <text:p>0.0962</text:p>
          </table:table-cell>
          <table:table-cell table:formula="of:=MID([.C77];9;6)" office:value-type="string" office:string-value="0.3098" calcext:value-type="string">
            <text:p>0.3098</text:p>
          </table:table-cell>
          <table:table-cell table:formula="of:=IF([.D77]&lt;&gt;&quot;&quot;;VALUE([.D77]);&quot;&quot;)" office:value-type="float" office:value="0.0962" calcext:value-type="float">
            <text:p>0.0962</text:p>
          </table:table-cell>
          <table:table-cell table:formula="of:=IF([.E77]&lt;&gt;&quot;&quot;;VALUE([.E77]);&quot;&quot;)" office:value-type="float" office:value="0.3098" calcext:value-type="float">
            <text:p>0.3098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0933Y0.3081</text:p>
          </table:table-cell>
          <table:table-cell table:formula="of:=IF(AND(OR([.A78]=&quot;G00&quot;;[.A78]=&quot;G01&quot;);MID([.B78];1;1)=&quot;X&quot;;[.B78]&lt;&gt;&quot;X0Y0&quot;);[.B78];&quot;&quot;)" office:value-type="string" office:string-value="X0.0933Y0.3081" calcext:value-type="string">
            <text:p>X0.0933Y0.3081</text:p>
          </table:table-cell>
          <table:table-cell table:formula="of:=MID([.C78];2;6)" office:value-type="string" office:string-value="0.0933" calcext:value-type="string">
            <text:p>0.0933</text:p>
          </table:table-cell>
          <table:table-cell table:formula="of:=MID([.C78];9;6)" office:value-type="string" office:string-value="0.3081" calcext:value-type="string">
            <text:p>0.3081</text:p>
          </table:table-cell>
          <table:table-cell table:formula="of:=IF([.D78]&lt;&gt;&quot;&quot;;VALUE([.D78]);&quot;&quot;)" office:value-type="float" office:value="0.0933" calcext:value-type="float">
            <text:p>0.0933</text:p>
          </table:table-cell>
          <table:table-cell table:formula="of:=IF([.E78]&lt;&gt;&quot;&quot;;VALUE([.E78]);&quot;&quot;)" office:value-type="float" office:value="0.3081" calcext:value-type="float">
            <text:p>0.3081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0907Y0.3049</text:p>
          </table:table-cell>
          <table:table-cell table:formula="of:=IF(AND(OR([.A79]=&quot;G00&quot;;[.A79]=&quot;G01&quot;);MID([.B79];1;1)=&quot;X&quot;;[.B79]&lt;&gt;&quot;X0Y0&quot;);[.B79];&quot;&quot;)" office:value-type="string" office:string-value="X0.0907Y0.3049" calcext:value-type="string">
            <text:p>X0.0907Y0.3049</text:p>
          </table:table-cell>
          <table:table-cell table:formula="of:=MID([.C79];2;6)" office:value-type="string" office:string-value="0.0907" calcext:value-type="string">
            <text:p>0.0907</text:p>
          </table:table-cell>
          <table:table-cell table:formula="of:=MID([.C79];9;6)" office:value-type="string" office:string-value="0.3049" calcext:value-type="string">
            <text:p>0.3049</text:p>
          </table:table-cell>
          <table:table-cell table:formula="of:=IF([.D79]&lt;&gt;&quot;&quot;;VALUE([.D79]);&quot;&quot;)" office:value-type="float" office:value="0.0907" calcext:value-type="float">
            <text:p>0.0907</text:p>
          </table:table-cell>
          <table:table-cell table:formula="of:=IF([.E79]&lt;&gt;&quot;&quot;;VALUE([.E79]);&quot;&quot;)"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0896Y0.3010</text:p>
          </table:table-cell>
          <table:table-cell table:formula="of:=IF(AND(OR([.A80]=&quot;G00&quot;;[.A80]=&quot;G01&quot;);MID([.B80];1;1)=&quot;X&quot;;[.B80]&lt;&gt;&quot;X0Y0&quot;);[.B80];&quot;&quot;)" office:value-type="string" office:string-value="X0.0896Y0.3010" calcext:value-type="string">
            <text:p>X0.0896Y0.3010</text:p>
          </table:table-cell>
          <table:table-cell table:formula="of:=MID([.C80];2;6)" office:value-type="string" office:string-value="0.0896" calcext:value-type="string">
            <text:p>0.0896</text:p>
          </table:table-cell>
          <table:table-cell table:formula="of:=MID([.C80];9;6)" office:value-type="string" office:string-value="0.3010" calcext:value-type="string">
            <text:p>0.3010</text:p>
          </table:table-cell>
          <table:table-cell table:formula="of:=IF([.D80]&lt;&gt;&quot;&quot;;VALUE([.D80]);&quot;&quot;)" office:value-type="float" office:value="0.0896" calcext:value-type="float">
            <text:p>0.0896</text:p>
          </table:table-cell>
          <table:table-cell table:formula="of:=IF([.E80]&lt;&gt;&quot;&quot;;VALUE([.E80]);&quot;&quot;)" office:value-type="float" office:value="0.301" calcext:value-type="float">
            <text:p>0.301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0895Y0.2628</text:p>
          </table:table-cell>
          <table:table-cell table:formula="of:=IF(AND(OR([.A81]=&quot;G00&quot;;[.A81]=&quot;G01&quot;);MID([.B81];1;1)=&quot;X&quot;;[.B81]&lt;&gt;&quot;X0Y0&quot;);[.B81];&quot;&quot;)" office:value-type="string" office:string-value="X0.0895Y0.2628" calcext:value-type="string">
            <text:p>X0.0895Y0.2628</text:p>
          </table:table-cell>
          <table:table-cell table:formula="of:=MID([.C81];2;6)" office:value-type="string" office:string-value="0.0895" calcext:value-type="string">
            <text:p>0.0895</text:p>
          </table:table-cell>
          <table:table-cell table:formula="of:=MID([.C81];9;6)" office:value-type="string" office:string-value="0.2628" calcext:value-type="string">
            <text:p>0.2628</text:p>
          </table:table-cell>
          <table:table-cell table:formula="of:=IF([.D81]&lt;&gt;&quot;&quot;;VALUE([.D81]);&quot;&quot;)" office:value-type="float" office:value="0.0895" calcext:value-type="float">
            <text:p>0.0895</text:p>
          </table:table-cell>
          <table:table-cell table:formula="of:=IF([.E81]&lt;&gt;&quot;&quot;;VALUE([.E81]);&quot;&quot;)" office:value-type="float" office:value="0.2628" calcext:value-type="float">
            <text:p>0.2628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0837Y0.2604</text:p>
          </table:table-cell>
          <table:table-cell table:formula="of:=IF(AND(OR([.A82]=&quot;G00&quot;;[.A82]=&quot;G01&quot;);MID([.B82];1;1)=&quot;X&quot;;[.B82]&lt;&gt;&quot;X0Y0&quot;);[.B82];&quot;&quot;)" office:value-type="string" office:string-value="X0.0837Y0.2604" calcext:value-type="string">
            <text:p>X0.0837Y0.2604</text:p>
          </table:table-cell>
          <table:table-cell table:formula="of:=MID([.C82];2;6)" office:value-type="string" office:string-value="0.0837" calcext:value-type="string">
            <text:p>0.0837</text:p>
          </table:table-cell>
          <table:table-cell table:formula="of:=MID([.C82];9;6)" office:value-type="string" office:string-value="0.2604" calcext:value-type="string">
            <text:p>0.2604</text:p>
          </table:table-cell>
          <table:table-cell table:formula="of:=IF([.D82]&lt;&gt;&quot;&quot;;VALUE([.D82]);&quot;&quot;)" office:value-type="float" office:value="0.0837" calcext:value-type="float">
            <text:p>0.0837</text:p>
          </table:table-cell>
          <table:table-cell table:formula="of:=IF([.E82]&lt;&gt;&quot;&quot;;VALUE([.E82]);&quot;&quot;)" office:value-type="float" office:value="0.2604" calcext:value-type="float">
            <text:p>0.2604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0783Y0.2568</text:p>
          </table:table-cell>
          <table:table-cell table:formula="of:=IF(AND(OR([.A83]=&quot;G00&quot;;[.A83]=&quot;G01&quot;);MID([.B83];1;1)=&quot;X&quot;;[.B83]&lt;&gt;&quot;X0Y0&quot;);[.B83];&quot;&quot;)" office:value-type="string" office:string-value="X0.0783Y0.2568" calcext:value-type="string">
            <text:p>X0.0783Y0.2568</text:p>
          </table:table-cell>
          <table:table-cell table:formula="of:=MID([.C83];2;6)" office:value-type="string" office:string-value="0.0783" calcext:value-type="string">
            <text:p>0.0783</text:p>
          </table:table-cell>
          <table:table-cell table:formula="of:=MID([.C83];9;6)" office:value-type="string" office:string-value="0.2568" calcext:value-type="string">
            <text:p>0.2568</text:p>
          </table:table-cell>
          <table:table-cell table:formula="of:=IF([.D83]&lt;&gt;&quot;&quot;;VALUE([.D83]);&quot;&quot;)" office:value-type="float" office:value="0.0783" calcext:value-type="float">
            <text:p>0.0783</text:p>
          </table:table-cell>
          <table:table-cell table:formula="of:=IF([.E83]&lt;&gt;&quot;&quot;;VALUE([.E83]);&quot;&quot;)" office:value-type="float" office:value="0.2568" calcext:value-type="float">
            <text:p>0.2568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0714Y0.2493</text:p>
          </table:table-cell>
          <table:table-cell table:formula="of:=IF(AND(OR([.A84]=&quot;G00&quot;;[.A84]=&quot;G01&quot;);MID([.B84];1;1)=&quot;X&quot;;[.B84]&lt;&gt;&quot;X0Y0&quot;);[.B84];&quot;&quot;)" office:value-type="string" office:string-value="X0.0714Y0.2493" calcext:value-type="string">
            <text:p>X0.0714Y0.2493</text:p>
          </table:table-cell>
          <table:table-cell table:formula="of:=MID([.C84];2;6)" office:value-type="string" office:string-value="0.0714" calcext:value-type="string">
            <text:p>0.0714</text:p>
          </table:table-cell>
          <table:table-cell table:formula="of:=MID([.C84];9;6)" office:value-type="string" office:string-value="0.2493" calcext:value-type="string">
            <text:p>0.2493</text:p>
          </table:table-cell>
          <table:table-cell table:formula="of:=IF([.D84]&lt;&gt;&quot;&quot;;VALUE([.D84]);&quot;&quot;)" office:value-type="float" office:value="0.0714" calcext:value-type="float">
            <text:p>0.0714</text:p>
          </table:table-cell>
          <table:table-cell table:formula="of:=IF([.E84]&lt;&gt;&quot;&quot;;VALUE([.E84]);&quot;&quot;)" office:value-type="float" office:value="0.2493" calcext:value-type="float">
            <text:p>0.2493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0670Y0.2400</text:p>
          </table:table-cell>
          <table:table-cell table:formula="of:=IF(AND(OR([.A85]=&quot;G00&quot;;[.A85]=&quot;G01&quot;);MID([.B85];1;1)=&quot;X&quot;;[.B85]&lt;&gt;&quot;X0Y0&quot;);[.B85];&quot;&quot;)" office:value-type="string" office:string-value="X0.0670Y0.2400" calcext:value-type="string">
            <text:p>X0.0670Y0.2400</text:p>
          </table:table-cell>
          <table:table-cell table:formula="of:=MID([.C85];2;6)" office:value-type="string" office:string-value="0.0670" calcext:value-type="string">
            <text:p>0.0670</text:p>
          </table:table-cell>
          <table:table-cell table:formula="of:=MID([.C85];9;6)" office:value-type="string" office:string-value="0.2400" calcext:value-type="string">
            <text:p>0.2400</text:p>
          </table:table-cell>
          <table:table-cell table:formula="of:=IF([.D85]&lt;&gt;&quot;&quot;;VALUE([.D85]);&quot;&quot;)" office:value-type="float" office:value="0.067" calcext:value-type="float">
            <text:p>0.067</text:p>
          </table:table-cell>
          <table:table-cell table:formula="of:=IF([.E85]&lt;&gt;&quot;&quot;;VALUE([.E85]);&quot;&quot;)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0655Y0.2300</text:p>
          </table:table-cell>
          <table:table-cell table:formula="of:=IF(AND(OR([.A86]=&quot;G00&quot;;[.A86]=&quot;G01&quot;);MID([.B86];1;1)=&quot;X&quot;;[.B86]&lt;&gt;&quot;X0Y0&quot;);[.B86];&quot;&quot;)" office:value-type="string" office:string-value="X0.0655Y0.2300" calcext:value-type="string">
            <text:p>X0.0655Y0.2300</text:p>
          </table:table-cell>
          <table:table-cell table:formula="of:=MID([.C86];2;6)" office:value-type="string" office:string-value="0.0655" calcext:value-type="string">
            <text:p>0.0655</text:p>
          </table:table-cell>
          <table:table-cell table:formula="of:=MID([.C86];9;6)" office:value-type="string" office:string-value="0.2300" calcext:value-type="string">
            <text:p>0.2300</text:p>
          </table:table-cell>
          <table:table-cell table:formula="of:=IF([.D86]&lt;&gt;&quot;&quot;;VALUE([.D86]);&quot;&quot;)" office:value-type="float" office:value="0.0655" calcext:value-type="float">
            <text:p>0.0655</text:p>
          </table:table-cell>
          <table:table-cell table:formula="of:=IF([.E86]&lt;&gt;&quot;&quot;;VALUE([.E86]);&quot;&quot;)"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G00</text:p>
          </table:table-cell>
          <table:table-cell office:value-type="string" calcext:value-type="string">
            <text:p>Z0.1000</text:p>
          </table:table-cell>
          <table:table-cell table:formula="of:=IF(AND(OR([.A87]=&quot;G00&quot;;[.A87]=&quot;G01&quot;);MID([.B87];1;1)=&quot;X&quot;;[.B87]&lt;&gt;&quot;X0Y0&quot;);[.B87];&quot;&quot;)">
            <text:p/>
          </table:table-cell>
          <table:table-cell table:formula="of:=MID([.C87];2;6)">
            <text:p/>
          </table:table-cell>
          <table:table-cell table:formula="of:=MID([.C87];9;6)">
            <text:p/>
          </table:table-cell>
          <table:table-cell table:formula="of:=IF([.D87]&lt;&gt;&quot;&quot;;VALUE([.D87]);&quot;&quot;)">
            <text:p/>
          </table:table-cell>
          <table:table-cell table:formula="of:=IF([.E87]&lt;&gt;&quot;&quot;;VALUE([.E87]);&quot;&quot;)">
            <text:p/>
          </table:table-cell>
        </table:table-row>
        <table:table-row table:style-name="ro1">
          <table:table-cell office:value-type="string" calcext:value-type="string">
            <text:p>G00</text:p>
          </table:table-cell>
          <table:table-cell office:value-type="string" calcext:value-type="string">
            <text:p>X0.2655Y0.2300</text:p>
          </table:table-cell>
          <table:table-cell table:formula="of:=IF(AND(OR([.A88]=&quot;G00&quot;;[.A88]=&quot;G01&quot;);MID([.B88];1;1)=&quot;X&quot;;[.B88]&lt;&gt;&quot;X0Y0&quot;);[.B88];&quot;&quot;)" office:value-type="string" office:string-value="X0.2655Y0.2300" calcext:value-type="string">
            <text:p>X0.2655Y0.2300</text:p>
          </table:table-cell>
          <table:table-cell table:formula="of:=MID([.C88];2;6)" office:value-type="string" office:string-value="0.2655" calcext:value-type="string">
            <text:p>0.2655</text:p>
          </table:table-cell>
          <table:table-cell table:formula="of:=MID([.C88];9;6)" office:value-type="string" office:string-value="0.2300" calcext:value-type="string">
            <text:p>0.2300</text:p>
          </table:table-cell>
          <table:table-cell table:formula="of:=IF([.D88]&lt;&gt;&quot;&quot;;VALUE([.D88]);&quot;&quot;)" office:value-type="float" office:value="0.2655" calcext:value-type="float">
            <text:p>0.2655</text:p>
          </table:table-cell>
          <table:table-cell table:formula="of:=IF([.E88]&lt;&gt;&quot;&quot;;VALUE([.E88]);&quot;&quot;)"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Z-0.0050</text:p>
          </table:table-cell>
          <table:table-cell table:formula="of:=IF(AND(OR([.A89]=&quot;G00&quot;;[.A89]=&quot;G01&quot;);MID([.B89];1;1)=&quot;X&quot;;[.B89]&lt;&gt;&quot;X0Y0&quot;);[.B89];&quot;&quot;)">
            <text:p/>
          </table:table-cell>
          <table:table-cell table:formula="of:=MID([.C89];2;6)">
            <text:p/>
          </table:table-cell>
          <table:table-cell table:formula="of:=MID([.C89];9;6)">
            <text:p/>
          </table:table-cell>
          <table:table-cell table:formula="of:=IF([.D89]&lt;&gt;&quot;&quot;;VALUE([.D89]);&quot;&quot;)">
            <text:p/>
          </table:table-cell>
          <table:table-cell table:formula="of:=IF([.E89]&lt;&gt;&quot;&quot;;VALUE([.E89]);&quot;&quot;)">
            <text:p/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2656Y0.1668</text:p>
          </table:table-cell>
          <table:table-cell table:formula="of:=IF(AND(OR([.A90]=&quot;G00&quot;;[.A90]=&quot;G01&quot;);MID([.B90];1;1)=&quot;X&quot;;[.B90]&lt;&gt;&quot;X0Y0&quot;);[.B90];&quot;&quot;)" office:value-type="string" office:string-value="X0.2656Y0.1668" calcext:value-type="string">
            <text:p>X0.2656Y0.1668</text:p>
          </table:table-cell>
          <table:table-cell table:formula="of:=MID([.C90];2;6)" office:value-type="string" office:string-value="0.2656" calcext:value-type="string">
            <text:p>0.2656</text:p>
          </table:table-cell>
          <table:table-cell table:formula="of:=MID([.C90];9;6)" office:value-type="string" office:string-value="0.1668" calcext:value-type="string">
            <text:p>0.1668</text:p>
          </table:table-cell>
          <table:table-cell table:formula="of:=IF([.D90]&lt;&gt;&quot;&quot;;VALUE([.D90]);&quot;&quot;)" office:value-type="float" office:value="0.2656" calcext:value-type="float">
            <text:p>0.2656</text:p>
          </table:table-cell>
          <table:table-cell table:formula="of:=IF([.E90]&lt;&gt;&quot;&quot;;VALUE([.E90]);&quot;&quot;)" office:value-type="float" office:value="0.1668" calcext:value-type="float">
            <text:p>0.1668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2670Y0.1600</text:p>
          </table:table-cell>
          <table:table-cell table:formula="of:=IF(AND(OR([.A91]=&quot;G00&quot;;[.A91]=&quot;G01&quot;);MID([.B91];1;1)=&quot;X&quot;;[.B91]&lt;&gt;&quot;X0Y0&quot;);[.B91];&quot;&quot;)" office:value-type="string" office:string-value="X0.2670Y0.1600" calcext:value-type="string">
            <text:p>X0.2670Y0.1600</text:p>
          </table:table-cell>
          <table:table-cell table:formula="of:=MID([.C91];2;6)" office:value-type="string" office:string-value="0.2670" calcext:value-type="string">
            <text:p>0.2670</text:p>
          </table:table-cell>
          <table:table-cell table:formula="of:=MID([.C91];9;6)" office:value-type="string" office:string-value="0.1600" calcext:value-type="string">
            <text:p>0.1600</text:p>
          </table:table-cell>
          <table:table-cell table:formula="of:=IF([.D91]&lt;&gt;&quot;&quot;;VALUE([.D91]);&quot;&quot;)" office:value-type="float" office:value="0.267" calcext:value-type="float">
            <text:p>0.267</text:p>
          </table:table-cell>
          <table:table-cell table:formula="of:=IF([.E91]&lt;&gt;&quot;&quot;;VALUE([.E91]);&quot;&quot;)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2696Y0.1537</text:p>
          </table:table-cell>
          <table:table-cell table:formula="of:=IF(AND(OR([.A92]=&quot;G00&quot;;[.A92]=&quot;G01&quot;);MID([.B92];1;1)=&quot;X&quot;;[.B92]&lt;&gt;&quot;X0Y0&quot;);[.B92];&quot;&quot;)" office:value-type="string" office:string-value="X0.2696Y0.1537" calcext:value-type="string">
            <text:p>X0.2696Y0.1537</text:p>
          </table:table-cell>
          <table:table-cell table:formula="of:=MID([.C92];2;6)" office:value-type="string" office:string-value="0.2696" calcext:value-type="string">
            <text:p>0.2696</text:p>
          </table:table-cell>
          <table:table-cell table:formula="of:=MID([.C92];9;6)" office:value-type="string" office:string-value="0.1537" calcext:value-type="string">
            <text:p>0.1537</text:p>
          </table:table-cell>
          <table:table-cell table:formula="of:=IF([.D92]&lt;&gt;&quot;&quot;;VALUE([.D92]);&quot;&quot;)" office:value-type="float" office:value="0.2696" calcext:value-type="float">
            <text:p>0.2696</text:p>
          </table:table-cell>
          <table:table-cell table:formula="of:=IF([.E92]&lt;&gt;&quot;&quot;;VALUE([.E92]);&quot;&quot;)" office:value-type="float" office:value="0.1537" calcext:value-type="float">
            <text:p>0.1537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2733Y0.1481</text:p>
          </table:table-cell>
          <table:table-cell table:formula="of:=IF(AND(OR([.A93]=&quot;G00&quot;;[.A93]=&quot;G01&quot;);MID([.B93];1;1)=&quot;X&quot;;[.B93]&lt;&gt;&quot;X0Y0&quot;);[.B93];&quot;&quot;)" office:value-type="string" office:string-value="X0.2733Y0.1481" calcext:value-type="string">
            <text:p>X0.2733Y0.1481</text:p>
          </table:table-cell>
          <table:table-cell table:formula="of:=MID([.C93];2;6)" office:value-type="string" office:string-value="0.2733" calcext:value-type="string">
            <text:p>0.2733</text:p>
          </table:table-cell>
          <table:table-cell table:formula="of:=MID([.C93];9;6)" office:value-type="string" office:string-value="0.1481" calcext:value-type="string">
            <text:p>0.1481</text:p>
          </table:table-cell>
          <table:table-cell table:formula="of:=IF([.D93]&lt;&gt;&quot;&quot;;VALUE([.D93]);&quot;&quot;)" office:value-type="float" office:value="0.2733" calcext:value-type="float">
            <text:p>0.2733</text:p>
          </table:table-cell>
          <table:table-cell table:formula="of:=IF([.E93]&lt;&gt;&quot;&quot;;VALUE([.E93]);&quot;&quot;)" office:value-type="float" office:value="0.1481" calcext:value-type="float">
            <text:p>0.1481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2781Y0.1433</text:p>
          </table:table-cell>
          <table:table-cell table:formula="of:=IF(AND(OR([.A94]=&quot;G00&quot;;[.A94]=&quot;G01&quot;);MID([.B94];1;1)=&quot;X&quot;;[.B94]&lt;&gt;&quot;X0Y0&quot;);[.B94];&quot;&quot;)" office:value-type="string" office:string-value="X0.2781Y0.1433" calcext:value-type="string">
            <text:p>X0.2781Y0.1433</text:p>
          </table:table-cell>
          <table:table-cell table:formula="of:=MID([.C94];2;6)" office:value-type="string" office:string-value="0.2781" calcext:value-type="string">
            <text:p>0.2781</text:p>
          </table:table-cell>
          <table:table-cell table:formula="of:=MID([.C94];9;6)" office:value-type="string" office:string-value="0.1433" calcext:value-type="string">
            <text:p>0.1433</text:p>
          </table:table-cell>
          <table:table-cell table:formula="of:=IF([.D94]&lt;&gt;&quot;&quot;;VALUE([.D94]);&quot;&quot;)" office:value-type="float" office:value="0.2781" calcext:value-type="float">
            <text:p>0.2781</text:p>
          </table:table-cell>
          <table:table-cell table:formula="of:=IF([.E94]&lt;&gt;&quot;&quot;;VALUE([.E94]);&quot;&quot;)" office:value-type="float" office:value="0.1433" calcext:value-type="float">
            <text:p>0.1433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2837Y0.1396</text:p>
          </table:table-cell>
          <table:table-cell table:formula="of:=IF(AND(OR([.A95]=&quot;G00&quot;;[.A95]=&quot;G01&quot;);MID([.B95];1;1)=&quot;X&quot;;[.B95]&lt;&gt;&quot;X0Y0&quot;);[.B95];&quot;&quot;)" office:value-type="string" office:string-value="X0.2837Y0.1396" calcext:value-type="string">
            <text:p>X0.2837Y0.1396</text:p>
          </table:table-cell>
          <table:table-cell table:formula="of:=MID([.C95];2;6)" office:value-type="string" office:string-value="0.2837" calcext:value-type="string">
            <text:p>0.2837</text:p>
          </table:table-cell>
          <table:table-cell table:formula="of:=MID([.C95];9;6)" office:value-type="string" office:string-value="0.1396" calcext:value-type="string">
            <text:p>0.1396</text:p>
          </table:table-cell>
          <table:table-cell table:formula="of:=IF([.D95]&lt;&gt;&quot;&quot;;VALUE([.D95]);&quot;&quot;)" office:value-type="float" office:value="0.2837" calcext:value-type="float">
            <text:p>0.2837</text:p>
          </table:table-cell>
          <table:table-cell table:formula="of:=IF([.E95]&lt;&gt;&quot;&quot;;VALUE([.E95]);&quot;&quot;)" office:value-type="float" office:value="0.1396" calcext:value-type="float">
            <text:p>0.1396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2900Y0.1370</text:p>
          </table:table-cell>
          <table:table-cell table:formula="of:=IF(AND(OR([.A96]=&quot;G00&quot;;[.A96]=&quot;G01&quot;);MID([.B96];1;1)=&quot;X&quot;;[.B96]&lt;&gt;&quot;X0Y0&quot;);[.B96];&quot;&quot;)" office:value-type="string" office:string-value="X0.2900Y0.1370" calcext:value-type="string">
            <text:p>X0.2900Y0.1370</text:p>
          </table:table-cell>
          <table:table-cell table:formula="of:=MID([.C96];2;6)" office:value-type="string" office:string-value="0.2900" calcext:value-type="string">
            <text:p>0.2900</text:p>
          </table:table-cell>
          <table:table-cell table:formula="of:=MID([.C96];9;6)" office:value-type="string" office:string-value="0.1370" calcext:value-type="string">
            <text:p>0.1370</text:p>
          </table:table-cell>
          <table:table-cell table:formula="of:=IF([.D96]&lt;&gt;&quot;&quot;;VALUE([.D96]);&quot;&quot;)" office:value-type="float" office:value="0.29" calcext:value-type="float">
            <text:p>0.29</text:p>
          </table:table-cell>
          <table:table-cell table:formula="of:=IF([.E96]&lt;&gt;&quot;&quot;;VALUE([.E96]);&quot;&quot;)" office:value-type="float" office:value="0.137" calcext:value-type="float">
            <text:p>0.137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2966Y0.1357</text:p>
          </table:table-cell>
          <table:table-cell table:formula="of:=IF(AND(OR([.A97]=&quot;G00&quot;;[.A97]=&quot;G01&quot;);MID([.B97];1;1)=&quot;X&quot;;[.B97]&lt;&gt;&quot;X0Y0&quot;);[.B97];&quot;&quot;)" office:value-type="string" office:string-value="X0.2966Y0.1357" calcext:value-type="string">
            <text:p>X0.2966Y0.1357</text:p>
          </table:table-cell>
          <table:table-cell table:formula="of:=MID([.C97];2;6)" office:value-type="string" office:string-value="0.2966" calcext:value-type="string">
            <text:p>0.2966</text:p>
          </table:table-cell>
          <table:table-cell table:formula="of:=MID([.C97];9;6)" office:value-type="string" office:string-value="0.1357" calcext:value-type="string">
            <text:p>0.1357</text:p>
          </table:table-cell>
          <table:table-cell table:formula="of:=IF([.D97]&lt;&gt;&quot;&quot;;VALUE([.D97]);&quot;&quot;)" office:value-type="float" office:value="0.2966" calcext:value-type="float">
            <text:p>0.2966</text:p>
          </table:table-cell>
          <table:table-cell table:formula="of:=IF([.E97]&lt;&gt;&quot;&quot;;VALUE([.E97]);&quot;&quot;)" office:value-type="float" office:value="0.1357" calcext:value-type="float">
            <text:p>0.1357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3034Y0.1357</text:p>
          </table:table-cell>
          <table:table-cell table:formula="of:=IF(AND(OR([.A98]=&quot;G00&quot;;[.A98]=&quot;G01&quot;);MID([.B98];1;1)=&quot;X&quot;;[.B98]&lt;&gt;&quot;X0Y0&quot;);[.B98];&quot;&quot;)" office:value-type="string" office:string-value="X0.3034Y0.1357" calcext:value-type="string">
            <text:p>X0.3034Y0.1357</text:p>
          </table:table-cell>
          <table:table-cell table:formula="of:=MID([.C98];2;6)" office:value-type="string" office:string-value="0.3034" calcext:value-type="string">
            <text:p>0.3034</text:p>
          </table:table-cell>
          <table:table-cell table:formula="of:=MID([.C98];9;6)" office:value-type="string" office:string-value="0.1357" calcext:value-type="string">
            <text:p>0.1357</text:p>
          </table:table-cell>
          <table:table-cell table:formula="of:=IF([.D98]&lt;&gt;&quot;&quot;;VALUE([.D98]);&quot;&quot;)" office:value-type="float" office:value="0.3034" calcext:value-type="float">
            <text:p>0.3034</text:p>
          </table:table-cell>
          <table:table-cell table:formula="of:=IF([.E98]&lt;&gt;&quot;&quot;;VALUE([.E98]);&quot;&quot;)" office:value-type="float" office:value="0.1357" calcext:value-type="float">
            <text:p>0.1357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3100Y0.1370</text:p>
          </table:table-cell>
          <table:table-cell table:formula="of:=IF(AND(OR([.A99]=&quot;G00&quot;;[.A99]=&quot;G01&quot;);MID([.B99];1;1)=&quot;X&quot;;[.B99]&lt;&gt;&quot;X0Y0&quot;);[.B99];&quot;&quot;)" office:value-type="string" office:string-value="X0.3100Y0.1370" calcext:value-type="string">
            <text:p>X0.3100Y0.1370</text:p>
          </table:table-cell>
          <table:table-cell table:formula="of:=MID([.C99];2;6)" office:value-type="string" office:string-value="0.3100" calcext:value-type="string">
            <text:p>0.3100</text:p>
          </table:table-cell>
          <table:table-cell table:formula="of:=MID([.C99];9;6)" office:value-type="string" office:string-value="0.1370" calcext:value-type="string">
            <text:p>0.1370</text:p>
          </table:table-cell>
          <table:table-cell table:formula="of:=IF([.D99]&lt;&gt;&quot;&quot;;VALUE([.D99]);&quot;&quot;)" office:value-type="float" office:value="0.31" calcext:value-type="float">
            <text:p>0.31</text:p>
          </table:table-cell>
          <table:table-cell table:formula="of:=IF([.E99]&lt;&gt;&quot;&quot;;VALUE([.E99]);&quot;&quot;)" office:value-type="float" office:value="0.137" calcext:value-type="float">
            <text:p>0.137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3163Y0.1396</text:p>
          </table:table-cell>
          <table:table-cell table:formula="of:=IF(AND(OR([.A100]=&quot;G00&quot;;[.A100]=&quot;G01&quot;);MID([.B100];1;1)=&quot;X&quot;;[.B100]&lt;&gt;&quot;X0Y0&quot;);[.B100];&quot;&quot;)" office:value-type="string" office:string-value="X0.3163Y0.1396" calcext:value-type="string">
            <text:p>X0.3163Y0.1396</text:p>
          </table:table-cell>
          <table:table-cell table:formula="of:=MID([.C100];2;6)" office:value-type="string" office:string-value="0.3163" calcext:value-type="string">
            <text:p>0.3163</text:p>
          </table:table-cell>
          <table:table-cell table:formula="of:=MID([.C100];9;6)" office:value-type="string" office:string-value="0.1396" calcext:value-type="string">
            <text:p>0.1396</text:p>
          </table:table-cell>
          <table:table-cell table:formula="of:=IF([.D100]&lt;&gt;&quot;&quot;;VALUE([.D100]);&quot;&quot;)" office:value-type="float" office:value="0.3163" calcext:value-type="float">
            <text:p>0.3163</text:p>
          </table:table-cell>
          <table:table-cell table:formula="of:=IF([.E100]&lt;&gt;&quot;&quot;;VALUE([.E100]);&quot;&quot;)" office:value-type="float" office:value="0.1396" calcext:value-type="float">
            <text:p>0.1396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3242Y0.1455</text:p>
          </table:table-cell>
          <table:table-cell table:formula="of:=IF(AND(OR([.A101]=&quot;G00&quot;;[.A101]=&quot;G01&quot;);MID([.B101];1;1)=&quot;X&quot;;[.B101]&lt;&gt;&quot;X0Y0&quot;);[.B101];&quot;&quot;)" office:value-type="string" office:string-value="X0.3242Y0.1455" calcext:value-type="string">
            <text:p>X0.3242Y0.1455</text:p>
          </table:table-cell>
          <table:table-cell table:formula="of:=MID([.C101];2;6)" office:value-type="string" office:string-value="0.3242" calcext:value-type="string">
            <text:p>0.3242</text:p>
          </table:table-cell>
          <table:table-cell table:formula="of:=MID([.C101];9;6)" office:value-type="string" office:string-value="0.1455" calcext:value-type="string">
            <text:p>0.1455</text:p>
          </table:table-cell>
          <table:table-cell table:formula="of:=IF([.D101]&lt;&gt;&quot;&quot;;VALUE([.D101]);&quot;&quot;)" office:value-type="float" office:value="0.3242" calcext:value-type="float">
            <text:p>0.3242</text:p>
          </table:table-cell>
          <table:table-cell table:formula="of:=IF([.E101]&lt;&gt;&quot;&quot;;VALUE([.E101]);&quot;&quot;)" office:value-type="float" office:value="0.1455" calcext:value-type="float">
            <text:p>0.1455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3287Y0.1508</text:p>
          </table:table-cell>
          <table:table-cell table:formula="of:=IF(AND(OR([.A102]=&quot;G00&quot;;[.A102]=&quot;G01&quot;);MID([.B102];1;1)=&quot;X&quot;;[.B102]&lt;&gt;&quot;X0Y0&quot;);[.B102];&quot;&quot;)" office:value-type="string" office:string-value="X0.3287Y0.1508" calcext:value-type="string">
            <text:p>X0.3287Y0.1508</text:p>
          </table:table-cell>
          <table:table-cell table:formula="of:=MID([.C102];2;6)" office:value-type="string" office:string-value="0.3287" calcext:value-type="string">
            <text:p>0.3287</text:p>
          </table:table-cell>
          <table:table-cell table:formula="of:=MID([.C102];9;6)" office:value-type="string" office:string-value="0.1508" calcext:value-type="string">
            <text:p>0.1508</text:p>
          </table:table-cell>
          <table:table-cell table:formula="of:=IF([.D102]&lt;&gt;&quot;&quot;;VALUE([.D102]);&quot;&quot;)" office:value-type="float" office:value="0.3287" calcext:value-type="float">
            <text:p>0.3287</text:p>
          </table:table-cell>
          <table:table-cell table:formula="of:=IF([.E102]&lt;&gt;&quot;&quot;;VALUE([.E102]);&quot;&quot;)" office:value-type="float" office:value="0.1508" calcext:value-type="float">
            <text:p>0.1508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3320Y0.1570</text:p>
          </table:table-cell>
          <table:table-cell table:formula="of:=IF(AND(OR([.A103]=&quot;G00&quot;;[.A103]=&quot;G01&quot;);MID([.B103];1;1)=&quot;X&quot;;[.B103]&lt;&gt;&quot;X0Y0&quot;);[.B103];&quot;&quot;)" office:value-type="string" office:string-value="X0.3320Y0.1570" calcext:value-type="string">
            <text:p>X0.3320Y0.1570</text:p>
          </table:table-cell>
          <table:table-cell table:formula="of:=MID([.C103];2;6)" office:value-type="string" office:string-value="0.3320" calcext:value-type="string">
            <text:p>0.3320</text:p>
          </table:table-cell>
          <table:table-cell table:formula="of:=MID([.C103];9;6)" office:value-type="string" office:string-value="0.1570" calcext:value-type="string">
            <text:p>0.1570</text:p>
          </table:table-cell>
          <table:table-cell table:formula="of:=IF([.D103]&lt;&gt;&quot;&quot;;VALUE([.D103]);&quot;&quot;)" office:value-type="float" office:value="0.332" calcext:value-type="float">
            <text:p>0.332</text:p>
          </table:table-cell>
          <table:table-cell table:formula="of:=IF([.E103]&lt;&gt;&quot;&quot;;VALUE([.E103]);&quot;&quot;)" office:value-type="float" office:value="0.157" calcext:value-type="float">
            <text:p>0.157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3343Y0.1664</text:p>
          </table:table-cell>
          <table:table-cell table:formula="of:=IF(AND(OR([.A104]=&quot;G00&quot;;[.A104]=&quot;G01&quot;);MID([.B104];1;1)=&quot;X&quot;;[.B104]&lt;&gt;&quot;X0Y0&quot;);[.B104];&quot;&quot;)" office:value-type="string" office:string-value="X0.3343Y0.1664" calcext:value-type="string">
            <text:p>X0.3343Y0.1664</text:p>
          </table:table-cell>
          <table:table-cell table:formula="of:=MID([.C104];2;6)" office:value-type="string" office:string-value="0.3343" calcext:value-type="string">
            <text:p>0.3343</text:p>
          </table:table-cell>
          <table:table-cell table:formula="of:=MID([.C104];9;6)" office:value-type="string" office:string-value="0.1664" calcext:value-type="string">
            <text:p>0.1664</text:p>
          </table:table-cell>
          <table:table-cell table:formula="of:=IF([.D104]&lt;&gt;&quot;&quot;;VALUE([.D104]);&quot;&quot;)" office:value-type="float" office:value="0.3343" calcext:value-type="float">
            <text:p>0.3343</text:p>
          </table:table-cell>
          <table:table-cell table:formula="of:=IF([.E104]&lt;&gt;&quot;&quot;;VALUE([.E104]);&quot;&quot;)" office:value-type="float" office:value="0.1664" calcext:value-type="float">
            <text:p>0.1664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3345Y0.2302</text:p>
          </table:table-cell>
          <table:table-cell table:formula="of:=IF(AND(OR([.A105]=&quot;G00&quot;;[.A105]=&quot;G01&quot;);MID([.B105];1;1)=&quot;X&quot;;[.B105]&lt;&gt;&quot;X0Y0&quot;);[.B105];&quot;&quot;)" office:value-type="string" office:string-value="X0.3345Y0.2302" calcext:value-type="string">
            <text:p>X0.3345Y0.2302</text:p>
          </table:table-cell>
          <table:table-cell table:formula="of:=MID([.C105];2;6)" office:value-type="string" office:string-value="0.3345" calcext:value-type="string">
            <text:p>0.3345</text:p>
          </table:table-cell>
          <table:table-cell table:formula="of:=MID([.C105];9;6)" office:value-type="string" office:string-value="0.2302" calcext:value-type="string">
            <text:p>0.2302</text:p>
          </table:table-cell>
          <table:table-cell table:formula="of:=IF([.D105]&lt;&gt;&quot;&quot;;VALUE([.D105]);&quot;&quot;)" office:value-type="float" office:value="0.3345" calcext:value-type="float">
            <text:p>0.3345</text:p>
          </table:table-cell>
          <table:table-cell table:formula="of:=IF([.E105]&lt;&gt;&quot;&quot;;VALUE([.E105]);&quot;&quot;)" office:value-type="float" office:value="0.2302" calcext:value-type="float">
            <text:p>0.2302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3331Y0.2398</text:p>
          </table:table-cell>
          <table:table-cell table:formula="of:=IF(AND(OR([.A106]=&quot;G00&quot;;[.A106]=&quot;G01&quot;);MID([.B106];1;1)=&quot;X&quot;;[.B106]&lt;&gt;&quot;X0Y0&quot;);[.B106];&quot;&quot;)" office:value-type="string" office:string-value="X0.3331Y0.2398" calcext:value-type="string">
            <text:p>X0.3331Y0.2398</text:p>
          </table:table-cell>
          <table:table-cell table:formula="of:=MID([.C106];2;6)" office:value-type="string" office:string-value="0.3331" calcext:value-type="string">
            <text:p>0.3331</text:p>
          </table:table-cell>
          <table:table-cell table:formula="of:=MID([.C106];9;6)" office:value-type="string" office:string-value="0.2398" calcext:value-type="string">
            <text:p>0.2398</text:p>
          </table:table-cell>
          <table:table-cell table:formula="of:=IF([.D106]&lt;&gt;&quot;&quot;;VALUE([.D106]);&quot;&quot;)" office:value-type="float" office:value="0.3331" calcext:value-type="float">
            <text:p>0.3331</text:p>
          </table:table-cell>
          <table:table-cell table:formula="of:=IF([.E106]&lt;&gt;&quot;&quot;;VALUE([.E106]);&quot;&quot;)" office:value-type="float" office:value="0.2398" calcext:value-type="float">
            <text:p>0.2398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3304Y0.2463</text:p>
          </table:table-cell>
          <table:table-cell table:formula="of:=IF(AND(OR([.A107]=&quot;G00&quot;;[.A107]=&quot;G01&quot;);MID([.B107];1;1)=&quot;X&quot;;[.B107]&lt;&gt;&quot;X0Y0&quot;);[.B107];&quot;&quot;)" office:value-type="string" office:string-value="X0.3304Y0.2463" calcext:value-type="string">
            <text:p>X0.3304Y0.2463</text:p>
          </table:table-cell>
          <table:table-cell table:formula="of:=MID([.C107];2;6)" office:value-type="string" office:string-value="0.3304" calcext:value-type="string">
            <text:p>0.3304</text:p>
          </table:table-cell>
          <table:table-cell table:formula="of:=MID([.C107];9;6)" office:value-type="string" office:string-value="0.2463" calcext:value-type="string">
            <text:p>0.2463</text:p>
          </table:table-cell>
          <table:table-cell table:formula="of:=IF([.D107]&lt;&gt;&quot;&quot;;VALUE([.D107]);&quot;&quot;)" office:value-type="float" office:value="0.3304" calcext:value-type="float">
            <text:p>0.3304</text:p>
          </table:table-cell>
          <table:table-cell table:formula="of:=IF([.E107]&lt;&gt;&quot;&quot;;VALUE([.E107]);&quot;&quot;)" office:value-type="float" office:value="0.2463" calcext:value-type="float">
            <text:p>0.2463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3267Y0.2519</text:p>
          </table:table-cell>
          <table:table-cell table:formula="of:=IF(AND(OR([.A108]=&quot;G00&quot;;[.A108]=&quot;G01&quot;);MID([.B108];1;1)=&quot;X&quot;;[.B108]&lt;&gt;&quot;X0Y0&quot;);[.B108];&quot;&quot;)" office:value-type="string" office:string-value="X0.3267Y0.2519" calcext:value-type="string">
            <text:p>X0.3267Y0.2519</text:p>
          </table:table-cell>
          <table:table-cell table:formula="of:=MID([.C108];2;6)" office:value-type="string" office:string-value="0.3267" calcext:value-type="string">
            <text:p>0.3267</text:p>
          </table:table-cell>
          <table:table-cell table:formula="of:=MID([.C108];9;6)" office:value-type="string" office:string-value="0.2519" calcext:value-type="string">
            <text:p>0.2519</text:p>
          </table:table-cell>
          <table:table-cell table:formula="of:=IF([.D108]&lt;&gt;&quot;&quot;;VALUE([.D108]);&quot;&quot;)" office:value-type="float" office:value="0.3267" calcext:value-type="float">
            <text:p>0.3267</text:p>
          </table:table-cell>
          <table:table-cell table:formula="of:=IF([.E108]&lt;&gt;&quot;&quot;;VALUE([.E108]);&quot;&quot;)" office:value-type="float" office:value="0.2519" calcext:value-type="float">
            <text:p>0.2519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3221Y0.2565</text:p>
          </table:table-cell>
          <table:table-cell table:formula="of:=IF(AND(OR([.A109]=&quot;G00&quot;;[.A109]=&quot;G01&quot;);MID([.B109];1;1)=&quot;X&quot;;[.B109]&lt;&gt;&quot;X0Y0&quot;);[.B109];&quot;&quot;)" office:value-type="string" office:string-value="X0.3221Y0.2565" calcext:value-type="string">
            <text:p>X0.3221Y0.2565</text:p>
          </table:table-cell>
          <table:table-cell table:formula="of:=MID([.C109];2;6)" office:value-type="string" office:string-value="0.3221" calcext:value-type="string">
            <text:p>0.3221</text:p>
          </table:table-cell>
          <table:table-cell table:formula="of:=MID([.C109];9;6)" office:value-type="string" office:string-value="0.2565" calcext:value-type="string">
            <text:p>0.2565</text:p>
          </table:table-cell>
          <table:table-cell table:formula="of:=IF([.D109]&lt;&gt;&quot;&quot;;VALUE([.D109]);&quot;&quot;)" office:value-type="float" office:value="0.3221" calcext:value-type="float">
            <text:p>0.3221</text:p>
          </table:table-cell>
          <table:table-cell table:formula="of:=IF([.E109]&lt;&gt;&quot;&quot;;VALUE([.E109]);&quot;&quot;)" office:value-type="float" office:value="0.2565" calcext:value-type="float">
            <text:p>0.2565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3132Y0.2619</text:p>
          </table:table-cell>
          <table:table-cell table:formula="of:=IF(AND(OR([.A110]=&quot;G00&quot;;[.A110]=&quot;G01&quot;);MID([.B110];1;1)=&quot;X&quot;;[.B110]&lt;&gt;&quot;X0Y0&quot;);[.B110];&quot;&quot;)" office:value-type="string" office:string-value="X0.3132Y0.2619" calcext:value-type="string">
            <text:p>X0.3132Y0.2619</text:p>
          </table:table-cell>
          <table:table-cell table:formula="of:=MID([.C110];2;6)" office:value-type="string" office:string-value="0.3132" calcext:value-type="string">
            <text:p>0.3132</text:p>
          </table:table-cell>
          <table:table-cell table:formula="of:=MID([.C110];9;6)" office:value-type="string" office:string-value="0.2619" calcext:value-type="string">
            <text:p>0.2619</text:p>
          </table:table-cell>
          <table:table-cell table:formula="of:=IF([.D110]&lt;&gt;&quot;&quot;;VALUE([.D110]);&quot;&quot;)" office:value-type="float" office:value="0.3132" calcext:value-type="float">
            <text:p>0.3132</text:p>
          </table:table-cell>
          <table:table-cell table:formula="of:=IF([.E110]&lt;&gt;&quot;&quot;;VALUE([.E110]);&quot;&quot;)" office:value-type="float" office:value="0.2619" calcext:value-type="float">
            <text:p>0.2619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3032Y0.2644</text:p>
          </table:table-cell>
          <table:table-cell table:formula="of:=IF(AND(OR([.A111]=&quot;G00&quot;;[.A111]=&quot;G01&quot;);MID([.B111];1;1)=&quot;X&quot;;[.B111]&lt;&gt;&quot;X0Y0&quot;);[.B111];&quot;&quot;)" office:value-type="string" office:string-value="X0.3032Y0.2644" calcext:value-type="string">
            <text:p>X0.3032Y0.2644</text:p>
          </table:table-cell>
          <table:table-cell table:formula="of:=MID([.C111];2;6)" office:value-type="string" office:string-value="0.3032" calcext:value-type="string">
            <text:p>0.3032</text:p>
          </table:table-cell>
          <table:table-cell table:formula="of:=MID([.C111];9;6)" office:value-type="string" office:string-value="0.2644" calcext:value-type="string">
            <text:p>0.2644</text:p>
          </table:table-cell>
          <table:table-cell table:formula="of:=IF([.D111]&lt;&gt;&quot;&quot;;VALUE([.D111]);&quot;&quot;)" office:value-type="float" office:value="0.3032" calcext:value-type="float">
            <text:p>0.3032</text:p>
          </table:table-cell>
          <table:table-cell table:formula="of:=IF([.E111]&lt;&gt;&quot;&quot;;VALUE([.E111]);&quot;&quot;)" office:value-type="float" office:value="0.2644" calcext:value-type="float">
            <text:p>0.2644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2966Y0.2643</text:p>
          </table:table-cell>
          <table:table-cell table:formula="of:=IF(AND(OR([.A112]=&quot;G00&quot;;[.A112]=&quot;G01&quot;);MID([.B112];1;1)=&quot;X&quot;;[.B112]&lt;&gt;&quot;X0Y0&quot;);[.B112];&quot;&quot;)" office:value-type="string" office:string-value="X0.2966Y0.2643" calcext:value-type="string">
            <text:p>X0.2966Y0.2643</text:p>
          </table:table-cell>
          <table:table-cell table:formula="of:=MID([.C112];2;6)" office:value-type="string" office:string-value="0.2966" calcext:value-type="string">
            <text:p>0.2966</text:p>
          </table:table-cell>
          <table:table-cell table:formula="of:=MID([.C112];9;6)" office:value-type="string" office:string-value="0.2643" calcext:value-type="string">
            <text:p>0.2643</text:p>
          </table:table-cell>
          <table:table-cell table:formula="of:=IF([.D112]&lt;&gt;&quot;&quot;;VALUE([.D112]);&quot;&quot;)" office:value-type="float" office:value="0.2966" calcext:value-type="float">
            <text:p>0.2966</text:p>
          </table:table-cell>
          <table:table-cell table:formula="of:=IF([.E112]&lt;&gt;&quot;&quot;;VALUE([.E112]);&quot;&quot;)" office:value-type="float" office:value="0.2643" calcext:value-type="float">
            <text:p>0.2643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2902Y0.2631</text:p>
          </table:table-cell>
          <table:table-cell table:formula="of:=IF(AND(OR([.A113]=&quot;G00&quot;;[.A113]=&quot;G01&quot;);MID([.B113];1;1)=&quot;X&quot;;[.B113]&lt;&gt;&quot;X0Y0&quot;);[.B113];&quot;&quot;)" office:value-type="string" office:string-value="X0.2902Y0.2631" calcext:value-type="string">
            <text:p>X0.2902Y0.2631</text:p>
          </table:table-cell>
          <table:table-cell table:formula="of:=MID([.C113];2;6)" office:value-type="string" office:string-value="0.2902" calcext:value-type="string">
            <text:p>0.2902</text:p>
          </table:table-cell>
          <table:table-cell table:formula="of:=MID([.C113];9;6)" office:value-type="string" office:string-value="0.2631" calcext:value-type="string">
            <text:p>0.2631</text:p>
          </table:table-cell>
          <table:table-cell table:formula="of:=IF([.D113]&lt;&gt;&quot;&quot;;VALUE([.D113]);&quot;&quot;)" office:value-type="float" office:value="0.2902" calcext:value-type="float">
            <text:p>0.2902</text:p>
          </table:table-cell>
          <table:table-cell table:formula="of:=IF([.E113]&lt;&gt;&quot;&quot;;VALUE([.E113]);&quot;&quot;)" office:value-type="float" office:value="0.2631" calcext:value-type="float">
            <text:p>0.2631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2808Y0.2587</text:p>
          </table:table-cell>
          <table:table-cell table:formula="of:=IF(AND(OR([.A114]=&quot;G00&quot;;[.A114]=&quot;G01&quot;);MID([.B114];1;1)=&quot;X&quot;;[.B114]&lt;&gt;&quot;X0Y0&quot;);[.B114];&quot;&quot;)" office:value-type="string" office:string-value="X0.2808Y0.2587" calcext:value-type="string">
            <text:p>X0.2808Y0.2587</text:p>
          </table:table-cell>
          <table:table-cell table:formula="of:=MID([.C114];2;6)" office:value-type="string" office:string-value="0.2808" calcext:value-type="string">
            <text:p>0.2808</text:p>
          </table:table-cell>
          <table:table-cell table:formula="of:=MID([.C114];9;6)" office:value-type="string" office:string-value="0.2587" calcext:value-type="string">
            <text:p>0.2587</text:p>
          </table:table-cell>
          <table:table-cell table:formula="of:=IF([.D114]&lt;&gt;&quot;&quot;;VALUE([.D114]);&quot;&quot;)" office:value-type="float" office:value="0.2808" calcext:value-type="float">
            <text:p>0.2808</text:p>
          </table:table-cell>
          <table:table-cell table:formula="of:=IF([.E114]&lt;&gt;&quot;&quot;;VALUE([.E114]);&quot;&quot;)" office:value-type="float" office:value="0.2587" calcext:value-type="float">
            <text:p>0.2587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2732Y0.2517</text:p>
          </table:table-cell>
          <table:table-cell table:formula="of:=IF(AND(OR([.A115]=&quot;G00&quot;;[.A115]=&quot;G01&quot;);MID([.B115];1;1)=&quot;X&quot;;[.B115]&lt;&gt;&quot;X0Y0&quot;);[.B115];&quot;&quot;)" office:value-type="string" office:string-value="X0.2732Y0.2517" calcext:value-type="string">
            <text:p>X0.2732Y0.2517</text:p>
          </table:table-cell>
          <table:table-cell table:formula="of:=MID([.C115];2;6)" office:value-type="string" office:string-value="0.2732" calcext:value-type="string">
            <text:p>0.2732</text:p>
          </table:table-cell>
          <table:table-cell table:formula="of:=MID([.C115];9;6)" office:value-type="string" office:string-value="0.2517" calcext:value-type="string">
            <text:p>0.2517</text:p>
          </table:table-cell>
          <table:table-cell table:formula="of:=IF([.D115]&lt;&gt;&quot;&quot;;VALUE([.D115]);&quot;&quot;)" office:value-type="float" office:value="0.2732" calcext:value-type="float">
            <text:p>0.2732</text:p>
          </table:table-cell>
          <table:table-cell table:formula="of:=IF([.E115]&lt;&gt;&quot;&quot;;VALUE([.E115]);&quot;&quot;)" office:value-type="float" office:value="0.2517" calcext:value-type="float">
            <text:p>0.2517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2696Y0.2463</text:p>
          </table:table-cell>
          <table:table-cell table:formula="of:=IF(AND(OR([.A116]=&quot;G00&quot;;[.A116]=&quot;G01&quot;);MID([.B116];1;1)=&quot;X&quot;;[.B116]&lt;&gt;&quot;X0Y0&quot;);[.B116];&quot;&quot;)" office:value-type="string" office:string-value="X0.2696Y0.2463" calcext:value-type="string">
            <text:p>X0.2696Y0.2463</text:p>
          </table:table-cell>
          <table:table-cell table:formula="of:=MID([.C116];2;6)" office:value-type="string" office:string-value="0.2696" calcext:value-type="string">
            <text:p>0.2696</text:p>
          </table:table-cell>
          <table:table-cell table:formula="of:=MID([.C116];9;6)" office:value-type="string" office:string-value="0.2463" calcext:value-type="string">
            <text:p>0.2463</text:p>
          </table:table-cell>
          <table:table-cell table:formula="of:=IF([.D116]&lt;&gt;&quot;&quot;;VALUE([.D116]);&quot;&quot;)" office:value-type="float" office:value="0.2696" calcext:value-type="float">
            <text:p>0.2696</text:p>
          </table:table-cell>
          <table:table-cell table:formula="of:=IF([.E116]&lt;&gt;&quot;&quot;;VALUE([.E116]);&quot;&quot;)" office:value-type="float" office:value="0.2463" calcext:value-type="float">
            <text:p>0.2463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2671Y0.2402</text:p>
          </table:table-cell>
          <table:table-cell table:formula="of:=IF(AND(OR([.A117]=&quot;G00&quot;;[.A117]=&quot;G01&quot;);MID([.B117];1;1)=&quot;X&quot;;[.B117]&lt;&gt;&quot;X0Y0&quot;);[.B117];&quot;&quot;)" office:value-type="string" office:string-value="X0.2671Y0.2402" calcext:value-type="string">
            <text:p>X0.2671Y0.2402</text:p>
          </table:table-cell>
          <table:table-cell table:formula="of:=MID([.C117];2;6)" office:value-type="string" office:string-value="0.2671" calcext:value-type="string">
            <text:p>0.2671</text:p>
          </table:table-cell>
          <table:table-cell table:formula="of:=MID([.C117];9;6)" office:value-type="string" office:string-value="0.2402" calcext:value-type="string">
            <text:p>0.2402</text:p>
          </table:table-cell>
          <table:table-cell table:formula="of:=IF([.D117]&lt;&gt;&quot;&quot;;VALUE([.D117]);&quot;&quot;)" office:value-type="float" office:value="0.2671" calcext:value-type="float">
            <text:p>0.2671</text:p>
          </table:table-cell>
          <table:table-cell table:formula="of:=IF([.E117]&lt;&gt;&quot;&quot;;VALUE([.E117]);&quot;&quot;)" office:value-type="float" office:value="0.2402" calcext:value-type="float">
            <text:p>0.2402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X0.2655Y0.2300</text:p>
          </table:table-cell>
          <table:table-cell table:formula="of:=IF(AND(OR([.A118]=&quot;G00&quot;;[.A118]=&quot;G01&quot;);MID([.B118];1;1)=&quot;X&quot;;[.B118]&lt;&gt;&quot;X0Y0&quot;);[.B118];&quot;&quot;)" office:value-type="string" office:string-value="X0.2655Y0.2300" calcext:value-type="string">
            <text:p>X0.2655Y0.2300</text:p>
          </table:table-cell>
          <table:table-cell table:formula="of:=MID([.C118];2;6)" office:value-type="string" office:string-value="0.2655" calcext:value-type="string">
            <text:p>0.2655</text:p>
          </table:table-cell>
          <table:table-cell table:formula="of:=MID([.C118];9;6)" office:value-type="string" office:string-value="0.2300" calcext:value-type="string">
            <text:p>0.2300</text:p>
          </table:table-cell>
          <table:table-cell table:formula="of:=IF([.D118]&lt;&gt;&quot;&quot;;VALUE([.D118]);&quot;&quot;)" office:value-type="float" office:value="0.2655" calcext:value-type="float">
            <text:p>0.2655</text:p>
          </table:table-cell>
          <table:table-cell table:formula="of:=IF([.E118]&lt;&gt;&quot;&quot;;VALUE([.E118]);&quot;&quot;)"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G00</text:p>
          </table:table-cell>
          <table:table-cell office:value-type="string" calcext:value-type="string">
            <text:p>Z0.1000</text:p>
          </table:table-cell>
          <table:table-cell table:formula="of:=IF(AND(OR([.A119]=&quot;G00&quot;;[.A119]=&quot;G01&quot;);MID([.B119];1;1)=&quot;X&quot;;[.B119]&lt;&gt;&quot;X0Y0&quot;);[.B119];&quot;&quot;)">
            <text:p/>
          </table:table-cell>
          <table:table-cell table:formula="of:=MID([.C119];2;6)">
            <text:p/>
          </table:table-cell>
          <table:table-cell table:formula="of:=MID([.C119];9;6)">
            <text:p/>
          </table:table-cell>
          <table:table-cell table:formula="of:=IF([.D119]&lt;&gt;&quot;&quot;;VALUE([.D119]);&quot;&quot;)">
            <text:p/>
          </table:table-cell>
          <table:table-cell table:formula="of:=IF([.E119]&lt;&gt;&quot;&quot;;VALUE([.E119]);&quot;&quot;)">
            <text:p/>
          </table:table-cell>
        </table:table-row>
        <table:table-row table:style-name="ro1">
          <table:table-cell office:value-type="string" calcext:value-type="string">
            <text:p>G00</text:p>
          </table:table-cell>
          <table:table-cell office:value-type="string" calcext:value-type="string">
            <text:p>Z0.1000</text:p>
          </table:table-cell>
          <table:table-cell table:formula="of:=IF(AND(OR([.A120]=&quot;G00&quot;;[.A120]=&quot;G01&quot;);MID([.B120];1;1)=&quot;X&quot;;[.B120]&lt;&gt;&quot;X0Y0&quot;);[.B120];&quot;&quot;)">
            <text:p/>
          </table:table-cell>
          <table:table-cell table:formula="of:=MID([.C120];2;6)">
            <text:p/>
          </table:table-cell>
          <table:table-cell table:formula="of:=MID([.C120];9;6)">
            <text:p/>
          </table:table-cell>
          <table:table-cell table:formula="of:=IF([.D120]&lt;&gt;&quot;&quot;;VALUE([.D120]);&quot;&quot;)">
            <text:p/>
          </table:table-cell>
          <table:table-cell table:formula="of:=IF([.E120]&lt;&gt;&quot;&quot;;VALUE([.E120]);&quot;&quot;)">
            <text:p/>
          </table:table-cell>
        </table:table-row>
        <table:table-row table:style-name="ro1">
          <table:table-cell office:value-type="string" calcext:value-type="string">
            <text:p>G00</text:p>
          </table:table-cell>
          <table:table-cell office:value-type="string" calcext:value-type="string">
            <text:p>X0Y0</text:p>
          </table:table-cell>
          <table:table-cell table:formula="of:=IF(AND(OR([.A121]=&quot;G00&quot;;[.A121]=&quot;G01&quot;);MID([.B121];1;1)=&quot;X&quot;;[.B121]&lt;&gt;&quot;X0Y0&quot;);[.B121];&quot;&quot;)">
            <text:p/>
          </table:table-cell>
          <table:table-cell table:formula="of:=MID([.C121];2;6)">
            <text:p/>
          </table:table-cell>
          <table:table-cell table:formula="of:=MID([.C121];9;6)">
            <text:p/>
          </table:table-cell>
          <table:table-cell table:formula="of:=IF([.D121]&lt;&gt;&quot;&quot;;VALUE([.D121]);&quot;&quot;)">
            <text:p/>
          </table:table-cell>
          <table:table-cell table:formula="of:=IF([.E121]&lt;&gt;&quot;&quot;;VALUE([.E121]);&quot;&quot;)">
            <text:p/>
          </table:table-cell>
        </table:table-row>
        <table:table-row table:style-name="ro1">
          <table:table-cell office:value-type="string" calcext:value-type="string">
            <text:p>M05</text:p>
          </table:table-cell>
          <table:table-cell/>
          <table:table-cell table:formula="of:=IF(AND(OR([.A122]=&quot;G00&quot;;[.A122]=&quot;G01&quot;);MID([.B122];1;1)=&quot;X&quot;;[.B122]&lt;&gt;&quot;X0Y0&quot;);[.B122];&quot;&quot;)">
            <text:p/>
          </table:table-cell>
          <table:table-cell table:formula="of:=MID([.C122];2;6)">
            <text:p/>
          </table:table-cell>
          <table:table-cell table:formula="of:=MID([.C122];9;6)">
            <text:p/>
          </table:table-cell>
          <table:table-cell table:formula="of:=IF([.D122]&lt;&gt;&quot;&quot;;VALUE([.D122]);&quot;&quot;)">
            <text:p/>
          </table:table-cell>
          <table:table-cell table:formula="of:=IF([.E122]&lt;&gt;&quot;&quot;;VALUE([.E122])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1:02:00.443000000</meta:creation-date>
    <dc:date>2018-10-23T11:59:43.263000000</dc:date>
    <meta:editing-duration>PT30M16S</meta:editing-duration>
    <meta:editing-cycles>1</meta:editing-cycles>
    <meta:document-statistic meta:table-count="1" meta:cell-count="845" meta:object-count="1"/>
    <meta:generator>LibreOffice/6.0.6.2$Windows_X86_64 LibreOffice_project/0c292870b25a325b5ed35f6b45599d2ea4458e7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13.512cm" xlink:href=".." xlink:type="simple" chart:class="chart:scatter" chart:style-name="ch1">
        <chart:legend chart:legend-position="end" svg:x="13.064cm" svg:y="6.454cm" style:legend-expansion="high" chart:style-name="ch2"/>
        <chart:plot-area chart:style-name="ch3" table:cell-range-address="Sheet1.F1:Sheet1.G122" svg:x="0.319cm" svg:y="0.27cm" svg:width="12.426cm" svg:height="12.972cm">
          <chartooo:coordinate-region svg:x="1.247cm" svg:y="0.472cm" svg:width="11.158cm" svg:height="12.1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:Sheet1.G122" chart:class="chart:scatter">
            <chart:domain table:cell-range-address="Sheet1.F1:Sheet1.F122"/>
            <chart:data-point chart:repeated="114"/>
            <chart:data-point chart:style-name="ch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F1:Sheet1.F122</svg:desc>
                </draw:g>
              </table:table-cell>
              <table:table-cell office:value-type="float" office:value="NaN">
                <text:p>NaN</text:p>
                <draw:g>
                  <svg:desc>Sheet1.G1:Sheet1.G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55">
                <text:p>0.065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56">
                <text:p>0.0656</text:p>
              </table:table-cell>
              <table:table-cell office:value-type="float" office:value="0.1668">
                <text:p>0.16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7">
                <text:p>0.06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96">
                <text:p>0.0696</text:p>
              </table:table-cell>
              <table:table-cell office:value-type="float" office:value="0.1537">
                <text:p>0.15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33">
                <text:p>0.0733</text:p>
              </table:table-cell>
              <table:table-cell office:value-type="float" office:value="0.1481">
                <text:p>0.14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81">
                <text:p>0.0781</text:p>
              </table:table-cell>
              <table:table-cell office:value-type="float" office:value="0.1433">
                <text:p>0.14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37">
                <text:p>0.0837</text:p>
              </table:table-cell>
              <table:table-cell office:value-type="float" office:value="0.1396">
                <text:p>0.13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">
                <text:p>0.09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66">
                <text:p>0.0966</text:p>
              </table:table-cell>
              <table:table-cell office:value-type="float" office:value="0.1357">
                <text:p>0.13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34">
                <text:p>0.1034</text:p>
              </table:table-cell>
              <table:table-cell office:value-type="float" office:value="0.1357">
                <text:p>0.13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">
                <text:p>0.11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63">
                <text:p>0.1163</text:p>
              </table:table-cell>
              <table:table-cell office:value-type="float" office:value="0.1396">
                <text:p>0.13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21">
                <text:p>0.1221</text:p>
              </table:table-cell>
              <table:table-cell office:value-type="float" office:value="0.1435">
                <text:p>0.14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86">
                <text:p>0.1286</text:p>
              </table:table-cell>
              <table:table-cell office:value-type="float" office:value="0.1507">
                <text:p>0.15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319">
                <text:p>0.1319</text:p>
              </table:table-cell>
              <table:table-cell office:value-type="float" office:value="0.1568">
                <text:p>0.15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38">
                <text:p>0.1338</text:p>
              </table:table-cell>
              <table:table-cell office:value-type="float" office:value="0.1633">
                <text:p>0.16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45">
                <text:p>0.134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45">
                <text:p>0.1345</text:p>
              </table:table-cell>
              <table:table-cell office:value-type="float" office:value="0.2302">
                <text:p>0.23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33">
                <text:p>0.1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86">
                <text:p>0.1286</text:p>
              </table:table-cell>
              <table:table-cell office:value-type="float" office:value="0.2493">
                <text:p>0.24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17">
                <text:p>0.1217</text:p>
              </table:table-cell>
              <table:table-cell office:value-type="float" office:value="0.2568">
                <text:p>0.25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163">
                <text:p>0.1163</text:p>
              </table:table-cell>
              <table:table-cell office:value-type="float" office:value="0.2604">
                <text:p>0.26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105">
                <text:p>0.1105</text:p>
              </table:table-cell>
              <table:table-cell office:value-type="float" office:value="0.2628">
                <text:p>0.26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05">
                <text:p>0.1105</text:p>
              </table:table-cell>
              <table:table-cell office:value-type="float" office:value="0.2895">
                <text:p>0.28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95">
                <text:p>0.1395</text:p>
              </table:table-cell>
              <table:table-cell office:value-type="float" office:value="0.2895">
                <text:p>0.28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95">
                <text:p>0.139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">
                <text:p>0.14</text:p>
              </table:table-cell>
              <table:table-cell office:value-type="float" office:value="0.0967">
                <text:p>0.09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33">
                <text:p>0.1433</text:p>
              </table:table-cell>
              <table:table-cell office:value-type="float" office:value="0.0919">
                <text:p>0.09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492">
                <text:p>0.1492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008">
                <text:p>0.2008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42">
                <text:p>0.2042</text:p>
              </table:table-cell>
              <table:table-cell office:value-type="float" office:value="0.0904">
                <text:p>0.09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074">
                <text:p>0.2074</text:p>
              </table:table-cell>
              <table:table-cell office:value-type="float" office:value="0.0926">
                <text:p>0.09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096">
                <text:p>0.2096</text:p>
              </table:table-cell>
              <table:table-cell office:value-type="float" office:value="0.0958">
                <text:p>0.09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05">
                <text:p>0.2105</text:p>
              </table:table-cell>
              <table:table-cell office:value-type="float" office:value="0.0992">
                <text:p>0.09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105">
                <text:p>0.2105</text:p>
              </table:table-cell>
              <table:table-cell office:value-type="float" office:value="0.1372">
                <text:p>0.13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192">
                <text:p>0.2192</text:p>
              </table:table-cell>
              <table:table-cell office:value-type="float" office:value="0.1413">
                <text:p>0.14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267">
                <text:p>0.2267</text:p>
              </table:table-cell>
              <table:table-cell office:value-type="float" office:value="0.1481">
                <text:p>0.14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19">
                <text:p>0.2319</text:p>
              </table:table-cell>
              <table:table-cell office:value-type="float" office:value="0.1568">
                <text:p>0.15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343">
                <text:p>0.2343</text:p>
              </table:table-cell>
              <table:table-cell office:value-type="float" office:value="0.1666">
                <text:p>0.16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343">
                <text:p>0.2343</text:p>
              </table:table-cell>
              <table:table-cell office:value-type="float" office:value="0.2334">
                <text:p>0.23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318">
                <text:p>0.2318</text:p>
              </table:table-cell>
              <table:table-cell office:value-type="float" office:value="0.2434">
                <text:p>0.24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287">
                <text:p>0.2287</text:p>
              </table:table-cell>
              <table:table-cell office:value-type="float" office:value="0.2492">
                <text:p>0.24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244">
                <text:p>0.2244</text:p>
              </table:table-cell>
              <table:table-cell office:value-type="float" office:value="0.2544">
                <text:p>0.25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163">
                <text:p>0.2163</text:p>
              </table:table-cell>
              <table:table-cell office:value-type="float" office:value="0.2604">
                <text:p>0.26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069">
                <text:p>0.2069</text:p>
              </table:table-cell>
              <table:table-cell office:value-type="float" office:value="0.2638">
                <text:p>0.26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998">
                <text:p>0.1998</text:p>
              </table:table-cell>
              <table:table-cell office:value-type="float" office:value="0.2645">
                <text:p>0.26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9">
                <text:p>0.19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81">
                <text:p>0.181</text:p>
              </table:table-cell>
              <table:table-cell office:value-type="float" office:value="0.2588">
                <text:p>0.25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755">
                <text:p>0.1755</text:p>
              </table:table-cell>
              <table:table-cell office:value-type="float" office:value="0.2542">
                <text:p>0.25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696">
                <text:p>0.1696</text:p>
              </table:table-cell>
              <table:table-cell office:value-type="float" office:value="0.2463">
                <text:p>0.24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662">
                <text:p>0.1662</text:p>
              </table:table-cell>
              <table:table-cell office:value-type="float" office:value="0.2369">
                <text:p>0.23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655">
                <text:p>0.165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655">
                <text:p>0.165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662">
                <text:p>0.1662</text:p>
              </table:table-cell>
              <table:table-cell office:value-type="float" office:value="0.1633">
                <text:p>0.16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695">
                <text:p>0.1695</text:p>
              </table:table-cell>
              <table:table-cell office:value-type="float" office:value="0.1539">
                <text:p>0.15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735">
                <text:p>0.1735</text:p>
              </table:table-cell>
              <table:table-cell office:value-type="float" office:value="0.1479">
                <text:p>0.14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808">
                <text:p>0.1808</text:p>
              </table:table-cell>
              <table:table-cell office:value-type="float" office:value="0.1413">
                <text:p>0.14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895">
                <text:p>0.1895</text:p>
              </table:table-cell>
              <table:table-cell office:value-type="float" office:value="0.1372">
                <text:p>0.13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895">
                <text:p>0.1895</text:p>
              </table:table-cell>
              <table:table-cell office:value-type="float" office:value="0.1105">
                <text:p>0.11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605">
                <text:p>0.1605</text:p>
              </table:table-cell>
              <table:table-cell office:value-type="float" office:value="0.1105">
                <text:p>0.11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605">
                <text:p>0.1605</text:p>
              </table:table-cell>
              <table:table-cell office:value-type="float" office:value="0.3001">
                <text:p>0.3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597">
                <text:p>0.1597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74">
                <text:p>0.1574</text:p>
              </table:table-cell>
              <table:table-cell office:value-type="float" office:value="0.3074">
                <text:p>0.30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54">
                <text:p>0.154</text:p>
              </table:table-cell>
              <table:table-cell office:value-type="float" office:value="0.3097">
                <text:p>0.30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5">
                <text:p>0.15</text:p>
              </table:table-cell>
              <table:table-cell office:value-type="float" office:value="0.3105">
                <text:p>0.31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998">
                <text:p>0.0998</text:p>
              </table:table-cell>
              <table:table-cell office:value-type="float" office:value="0.3105">
                <text:p>0.31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962">
                <text:p>0.0962</text:p>
              </table:table-cell>
              <table:table-cell office:value-type="float" office:value="0.3098">
                <text:p>0.30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933">
                <text:p>0.0933</text:p>
              </table:table-cell>
              <table:table-cell office:value-type="float" office:value="0.3081">
                <text:p>0.30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907">
                <text:p>0.0907</text:p>
              </table:table-cell>
              <table:table-cell office:value-type="float" office:value="0.3049">
                <text:p>0.30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896">
                <text:p>0.0896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95">
                <text:p>0.0895</text:p>
              </table:table-cell>
              <table:table-cell office:value-type="float" office:value="0.2628">
                <text:p>0.26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37">
                <text:p>0.0837</text:p>
              </table:table-cell>
              <table:table-cell office:value-type="float" office:value="0.2604">
                <text:p>0.26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783">
                <text:p>0.0783</text:p>
              </table:table-cell>
              <table:table-cell office:value-type="float" office:value="0.2568">
                <text:p>0.25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714">
                <text:p>0.0714</text:p>
              </table:table-cell>
              <table:table-cell office:value-type="float" office:value="0.2493">
                <text:p>0.24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67">
                <text:p>0.0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655">
                <text:p>0.065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655">
                <text:p>0.265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656">
                <text:p>0.2656</text:p>
              </table:table-cell>
              <table:table-cell office:value-type="float" office:value="0.1668">
                <text:p>0.16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67">
                <text:p>0.26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696">
                <text:p>0.2696</text:p>
              </table:table-cell>
              <table:table-cell office:value-type="float" office:value="0.1537">
                <text:p>0.15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733">
                <text:p>0.2733</text:p>
              </table:table-cell>
              <table:table-cell office:value-type="float" office:value="0.1481">
                <text:p>0.14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781">
                <text:p>0.2781</text:p>
              </table:table-cell>
              <table:table-cell office:value-type="float" office:value="0.1433">
                <text:p>0.14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837">
                <text:p>0.2837</text:p>
              </table:table-cell>
              <table:table-cell office:value-type="float" office:value="0.1396">
                <text:p>0.13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9">
                <text:p>0.29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966">
                <text:p>0.2966</text:p>
              </table:table-cell>
              <table:table-cell office:value-type="float" office:value="0.1357">
                <text:p>0.13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034">
                <text:p>0.3034</text:p>
              </table:table-cell>
              <table:table-cell office:value-type="float" office:value="0.1357">
                <text:p>0.13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1">
                <text:p>0.31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163">
                <text:p>0.3163</text:p>
              </table:table-cell>
              <table:table-cell office:value-type="float" office:value="0.1396">
                <text:p>0.13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242">
                <text:p>0.3242</text:p>
              </table:table-cell>
              <table:table-cell office:value-type="float" office:value="0.1455">
                <text:p>0.14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287">
                <text:p>0.3287</text:p>
              </table:table-cell>
              <table:table-cell office:value-type="float" office:value="0.1508">
                <text:p>0.15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32">
                <text:p>0.332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343">
                <text:p>0.3343</text:p>
              </table:table-cell>
              <table:table-cell office:value-type="float" office:value="0.1664">
                <text:p>0.16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345">
                <text:p>0.3345</text:p>
              </table:table-cell>
              <table:table-cell office:value-type="float" office:value="0.2302">
                <text:p>0.23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331">
                <text:p>0.3331</text:p>
              </table:table-cell>
              <table:table-cell office:value-type="float" office:value="0.2398">
                <text:p>0.23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304">
                <text:p>0.3304</text:p>
              </table:table-cell>
              <table:table-cell office:value-type="float" office:value="0.2463">
                <text:p>0.24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267">
                <text:p>0.3267</text:p>
              </table:table-cell>
              <table:table-cell office:value-type="float" office:value="0.2519">
                <text:p>0.25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221">
                <text:p>0.3221</text:p>
              </table:table-cell>
              <table:table-cell office:value-type="float" office:value="0.2565">
                <text:p>0.25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132">
                <text:p>0.3132</text:p>
              </table:table-cell>
              <table:table-cell office:value-type="float" office:value="0.2619">
                <text:p>0.26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032">
                <text:p>0.3032</text:p>
              </table:table-cell>
              <table:table-cell office:value-type="float" office:value="0.2644">
                <text:p>0.26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966">
                <text:p>0.2966</text:p>
              </table:table-cell>
              <table:table-cell office:value-type="float" office:value="0.2643">
                <text:p>0.26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902">
                <text:p>0.2902</text:p>
              </table:table-cell>
              <table:table-cell office:value-type="float" office:value="0.2631">
                <text:p>0.26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808">
                <text:p>0.2808</text:p>
              </table:table-cell>
              <table:table-cell office:value-type="float" office:value="0.2587">
                <text:p>0.25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732">
                <text:p>0.2732</text:p>
              </table:table-cell>
              <table:table-cell office:value-type="float" office:value="0.2517">
                <text:p>0.25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696">
                <text:p>0.2696</text:p>
              </table:table-cell>
              <table:table-cell office:value-type="float" office:value="0.2463">
                <text:p>0.24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671">
                <text:p>0.2671</text:p>
              </table:table-cell>
              <table:table-cell office:value-type="float" office:value="0.2402">
                <text:p>0.24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655">
                <text:p>0.265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